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644cm"/>
    </style:style>
    <style:style style:name="co6" style:family="table-column">
      <style:table-column-properties fo:break-before="auto" style:column-width="10.7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ASCI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Arduino DEC</text:p>
          </table:table-cell>
          <table:table-cell office:value-type="string" calcext:value-type="string">
            <text:p>Qt::Key Dec</text:p>
          </table:table-cell>
          <table:table-cell office:value-type="string" calcext:value-type="string">
            <text:p>PlainText</text:p>
          </table:table-cell>
          <table:table-cell/>
          <table:table-cell table:style-name="ce6" office:value-type="string" calcext:value-type="string">
            <text:p>List Text for gk_data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 office:value-type="string" calcext:value-type="string">
            <text:p>[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" office:value-type="float" office:value="0" calcext:value-type="float">
            <text:p>0</text:p>
          </table:table-cell>
          <table:table-cell office:value-type="string" calcext:value-type="string">
            <text:p>NUL</text:p>
          </table:table-cell>
          <table:table-cell/>
          <table:table-cell table:style-name="ce6" table:formula="of:=&quot;    [&quot;&amp;[.A3]&amp;&quot;, &quot;&amp;[.B3]&amp;&quot;, &quot;&quot;&quot;&quot;],&quot;" office:value-type="string" office:string-value="    [0, 0, &quot;&quot;]," calcext:value-type="string">
            <text:p><text:s text:c="4"/>[0, 0, ""],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" office:value-type="float" office:value="1" calcext:value-type="float">
            <text:p>1</text:p>
          </table:table-cell>
          <table:table-cell office:value-type="string" calcext:value-type="string">
            <text:p>SOH</text:p>
          </table:table-cell>
          <table:table-cell/>
          <table:table-cell table:style-name="ce6" table:formula="of:=&quot;    [&quot;&amp;[.A4]&amp;&quot;, &quot;&amp;[.B4]&amp;&quot;, &quot;&quot;&quot;&amp;[.C4]&amp;&quot;&quot;&quot;],&quot;" office:value-type="string" office:string-value="    [1, 1, &quot;SOH&quot;]," calcext:value-type="string">
            <text:p><text:s text:c="4"/>[1, 1, "SOH"],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" office:value-type="float" office:value="2" calcext:value-type="float">
            <text:p>2</text:p>
          </table:table-cell>
          <table:table-cell office:value-type="string" calcext:value-type="string">
            <text:p>STX</text:p>
          </table:table-cell>
          <table:table-cell/>
          <table:table-cell table:style-name="ce6" table:formula="of:=&quot;    [&quot;&amp;[.A5]&amp;&quot;, &quot;&amp;[.B5]&amp;&quot;, &quot;&quot;&quot;&amp;[.C5]&amp;&quot;&quot;&quot;],&quot;" office:value-type="string" office:string-value="    [2, 2, &quot;STX&quot;]," calcext:value-type="string">
            <text:p><text:s text:c="4"/>[2, 2, "STX"],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]" office:value-type="float" office:value="3" calcext:value-type="float">
            <text:p>3</text:p>
          </table:table-cell>
          <table:table-cell office:value-type="string" calcext:value-type="string">
            <text:p>ETX</text:p>
          </table:table-cell>
          <table:table-cell/>
          <table:table-cell table:style-name="ce6" table:formula="of:=&quot;    [&quot;&amp;[.A6]&amp;&quot;, &quot;&amp;[.B6]&amp;&quot;, &quot;&quot;&quot;&amp;[.C6]&amp;&quot;&quot;&quot;],&quot;" office:value-type="string" office:string-value="    [3, 3, &quot;ETX&quot;]," calcext:value-type="string">
            <text:p><text:s text:c="4"/>[3, 3, "ETX"],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" office:value-type="float" office:value="4" calcext:value-type="float">
            <text:p>4</text:p>
          </table:table-cell>
          <table:table-cell office:value-type="string" calcext:value-type="string">
            <text:p>EOT</text:p>
          </table:table-cell>
          <table:table-cell/>
          <table:table-cell table:style-name="ce6" table:formula="of:=&quot;    [&quot;&amp;[.A7]&amp;&quot;, &quot;&amp;[.B7]&amp;&quot;, &quot;&quot;&quot;&amp;[.C7]&amp;&quot;&quot;&quot;],&quot;" office:value-type="string" office:string-value="    [4, 4, &quot;EOT&quot;]," calcext:value-type="string">
            <text:p><text:s text:c="4"/>[4, 4, "EOT"],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8]" office:value-type="float" office:value="5" calcext:value-type="float">
            <text:p>5</text:p>
          </table:table-cell>
          <table:table-cell office:value-type="string" calcext:value-type="string">
            <text:p>ENQ</text:p>
          </table:table-cell>
          <table:table-cell/>
          <table:table-cell table:style-name="ce6" table:formula="of:=&quot;    [&quot;&amp;[.A8]&amp;&quot;, &quot;&amp;[.B8]&amp;&quot;, &quot;&quot;&quot;&amp;[.C8]&amp;&quot;&quot;&quot;],&quot;" office:value-type="string" office:string-value="    [5, 5, &quot;ENQ&quot;]," calcext:value-type="string">
            <text:p><text:s text:c="4"/>[5, 5, "ENQ"],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9]" office:value-type="float" office:value="6" calcext:value-type="float">
            <text:p>6</text:p>
          </table:table-cell>
          <table:table-cell office:value-type="string" calcext:value-type="string">
            <text:p>ACK</text:p>
          </table:table-cell>
          <table:table-cell/>
          <table:table-cell table:style-name="ce6" table:formula="of:=&quot;    [&quot;&amp;[.A9]&amp;&quot;, &quot;&amp;[.B9]&amp;&quot;, &quot;&quot;&quot;&amp;[.C9]&amp;&quot;&quot;&quot;],&quot;" office:value-type="string" office:string-value="    [6, 6, &quot;ACK&quot;]," calcext:value-type="string">
            <text:p><text:s text:c="4"/>[6, 6, "ACK"],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0]"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  <table:table-cell/>
          <table:table-cell table:style-name="ce6" table:formula="of:=&quot;    [&quot;&amp;[.A10]&amp;&quot;, &quot;&amp;[.B10]&amp;&quot;, &quot;&quot;&quot;&amp;[.C10]&amp;&quot;&quot;&quot;],&quot;" office:value-type="string" office:string-value="    [7, 7, &quot;BEL&quot;]," calcext:value-type="string">
            <text:p><text:s text:c="4"/>[7, 7, "BEL"],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1]" office:value-type="float" office:value="8" calcext:value-type="float">
            <text:p>8</text:p>
          </table:table-cell>
          <table:table-cell office:value-type="string" calcext:value-type="string">
            <text:p>BS</text:p>
          </table:table-cell>
          <table:table-cell/>
          <table:table-cell table:style-name="ce6" table:formula="of:=&quot;    [&quot;&amp;[.A11]&amp;&quot;, &quot;&amp;[.B11]&amp;&quot;, &quot;&quot;&quot;&amp;[.C11]&amp;&quot;&quot;&quot;],&quot;" office:value-type="string" office:string-value="    [8, 8, &quot;BS&quot;]," calcext:value-type="string">
            <text:p><text:s text:c="4"/>[8, 8, "BS"],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2]" office:value-type="float" office:value="9" calcext:value-type="float">
            <text:p>9</text:p>
          </table:table-cell>
          <table:table-cell office:value-type="string" calcext:value-type="string">
            <text:p>HT</text:p>
          </table:table-cell>
          <table:table-cell/>
          <table:table-cell table:style-name="ce6" table:formula="of:=&quot;    [&quot;&amp;[.A12]&amp;&quot;, &quot;&amp;[.B12]&amp;&quot;, &quot;&quot;&quot;&amp;[.C12]&amp;&quot;&quot;&quot;],&quot;" office:value-type="string" office:string-value="    [9, 9, &quot;HT&quot;]," calcext:value-type="string">
            <text:p><text:s text:c="4"/>[9, 9, "HT"],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" office:value-type="float" office:value="10" calcext:value-type="float">
            <text:p>10</text:p>
          </table:table-cell>
          <table:table-cell office:value-type="string" calcext:value-type="string">
            <text:p>LF</text:p>
          </table:table-cell>
          <table:table-cell/>
          <table:table-cell table:style-name="ce6" table:formula="of:=&quot;    [&quot;&amp;[.A13]&amp;&quot;, &quot;&amp;[.B13]&amp;&quot;, &quot;&quot;&quot;&amp;[.C13]&amp;&quot;&quot;&quot;],&quot;" office:value-type="string" office:string-value="    [10, 10, &quot;LF&quot;]," calcext:value-type="string">
            <text:p><text:s text:c="4"/>[10, 10, "LF"],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4]" office:value-type="float" office:value="11" calcext:value-type="float">
            <text:p>11</text:p>
          </table:table-cell>
          <table:table-cell office:value-type="string" calcext:value-type="string">
            <text:p>VT</text:p>
          </table:table-cell>
          <table:table-cell/>
          <table:table-cell table:style-name="ce6" table:formula="of:=&quot;    [&quot;&amp;[.A14]&amp;&quot;, &quot;&amp;[.B14]&amp;&quot;, &quot;&quot;&quot;&amp;[.C14]&amp;&quot;&quot;&quot;],&quot;" office:value-type="string" office:string-value="    [11, 11, &quot;VT&quot;]," calcext:value-type="string">
            <text:p><text:s text:c="4"/>[11, 11, "VT"],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5]" office:value-type="float" office:value="12" calcext:value-type="float">
            <text:p>12</text:p>
          </table:table-cell>
          <table:table-cell office:value-type="string" calcext:value-type="string">
            <text:p>FF</text:p>
          </table:table-cell>
          <table:table-cell/>
          <table:table-cell table:style-name="ce6" table:formula="of:=&quot;    [&quot;&amp;[.A15]&amp;&quot;, &quot;&amp;[.B15]&amp;&quot;, &quot;&quot;&quot;&amp;[.C15]&amp;&quot;&quot;&quot;],&quot;" office:value-type="string" office:string-value="    [12, 12, &quot;FF&quot;]," calcext:value-type="string">
            <text:p><text:s text:c="4"/>[12, 12, "FF"],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6]" office:value-type="float" office:value="13" calcext:value-type="float">
            <text:p>13</text:p>
          </table:table-cell>
          <table:table-cell office:value-type="string" calcext:value-type="string">
            <text:p>CR</text:p>
          </table:table-cell>
          <table:table-cell/>
          <table:table-cell table:style-name="ce6" table:formula="of:=&quot;    [&quot;&amp;[.A16]&amp;&quot;, &quot;&amp;[.B16]&amp;&quot;, &quot;&quot;&quot;&amp;[.C16]&amp;&quot;&quot;&quot;],&quot;" office:value-type="string" office:string-value="    [13, 13, &quot;CR&quot;]," calcext:value-type="string">
            <text:p><text:s text:c="4"/>[13, 13, "CR"],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7]" office:value-type="float" office:value="14" calcext:value-type="float">
            <text:p>14</text:p>
          </table:table-cell>
          <table:table-cell office:value-type="string" calcext:value-type="string">
            <text:p>SO</text:p>
          </table:table-cell>
          <table:table-cell/>
          <table:table-cell table:style-name="ce6" table:formula="of:=&quot;    [&quot;&amp;[.A17]&amp;&quot;, &quot;&amp;[.B17]&amp;&quot;, &quot;&quot;&quot;&amp;[.C17]&amp;&quot;&quot;&quot;],&quot;" office:value-type="string" office:string-value="    [14, 14, &quot;SO&quot;]," calcext:value-type="string">
            <text:p><text:s text:c="4"/>[14, 14, "SO"],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8]" office:value-type="float" office:value="15" calcext:value-type="float">
            <text:p>15</text:p>
          </table:table-cell>
          <table:table-cell office:value-type="string" calcext:value-type="string">
            <text:p>SI</text:p>
          </table:table-cell>
          <table:table-cell/>
          <table:table-cell table:style-name="ce6" table:formula="of:=&quot;    [&quot;&amp;[.A18]&amp;&quot;, &quot;&amp;[.B18]&amp;&quot;, &quot;&quot;&quot;&amp;[.C18]&amp;&quot;&quot;&quot;],&quot;" office:value-type="string" office:string-value="    [15, 15, &quot;SI&quot;]," calcext:value-type="string">
            <text:p><text:s text:c="4"/>[15, 15, "SI"],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9]" office:value-type="float" office:value="16" calcext:value-type="float">
            <text:p>16</text:p>
          </table:table-cell>
          <table:table-cell office:value-type="string" calcext:value-type="string">
            <text:p>DLE</text:p>
          </table:table-cell>
          <table:table-cell/>
          <table:table-cell table:style-name="ce6" table:formula="of:=&quot;    [&quot;&amp;[.A19]&amp;&quot;, &quot;&amp;[.B19]&amp;&quot;, &quot;&quot;&quot;&amp;[.C19]&amp;&quot;&quot;&quot;],&quot;" office:value-type="string" office:string-value="    [16, 16, &quot;DLE&quot;]," calcext:value-type="string">
            <text:p><text:s text:c="4"/>[16, 16, "DLE"],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0]" office:value-type="float" office:value="17" calcext:value-type="float">
            <text:p>17</text:p>
          </table:table-cell>
          <table:table-cell office:value-type="string" calcext:value-type="string">
            <text:p>DC1</text:p>
          </table:table-cell>
          <table:table-cell/>
          <table:table-cell table:style-name="ce6" table:formula="of:=&quot;    [&quot;&amp;[.A20]&amp;&quot;, &quot;&amp;[.B20]&amp;&quot;, &quot;&quot;&quot;&amp;[.C20]&amp;&quot;&quot;&quot;],&quot;" office:value-type="string" office:string-value="    [17, 17, &quot;DC1&quot;]," calcext:value-type="string">
            <text:p><text:s text:c="4"/>[17, 17, "DC1"],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1]" office:value-type="float" office:value="18" calcext:value-type="float">
            <text:p>18</text:p>
          </table:table-cell>
          <table:table-cell office:value-type="string" calcext:value-type="string">
            <text:p>DC2</text:p>
          </table:table-cell>
          <table:table-cell/>
          <table:table-cell table:style-name="ce6" table:formula="of:=&quot;    [&quot;&amp;[.A21]&amp;&quot;, &quot;&amp;[.B21]&amp;&quot;, &quot;&quot;&quot;&amp;[.C21]&amp;&quot;&quot;&quot;],&quot;" office:value-type="string" office:string-value="    [18, 18, &quot;DC2&quot;]," calcext:value-type="string">
            <text:p><text:s text:c="4"/>[18, 18, "DC2"],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2]" office:value-type="float" office:value="19" calcext:value-type="float">
            <text:p>19</text:p>
          </table:table-cell>
          <table:table-cell office:value-type="string" calcext:value-type="string">
            <text:p>DC3</text:p>
          </table:table-cell>
          <table:table-cell/>
          <table:table-cell table:style-name="ce6" table:formula="of:=&quot;    [&quot;&amp;[.A22]&amp;&quot;, &quot;&amp;[.B22]&amp;&quot;, &quot;&quot;&quot;&amp;[.C22]&amp;&quot;&quot;&quot;],&quot;" office:value-type="string" office:string-value="    [19, 19, &quot;DC3&quot;]," calcext:value-type="string">
            <text:p><text:s text:c="4"/>[19, 19, "DC3"],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3]" office:value-type="float" office:value="20" calcext:value-type="float">
            <text:p>20</text:p>
          </table:table-cell>
          <table:table-cell office:value-type="string" calcext:value-type="string">
            <text:p>DC4</text:p>
          </table:table-cell>
          <table:table-cell/>
          <table:table-cell table:style-name="ce6" table:formula="of:=&quot;    [&quot;&amp;[.A23]&amp;&quot;, &quot;&amp;[.B23]&amp;&quot;, &quot;&quot;&quot;&amp;[.C23]&amp;&quot;&quot;&quot;],&quot;" office:value-type="string" office:string-value="    [20, 20, &quot;DC4&quot;]," calcext:value-type="string">
            <text:p><text:s text:c="4"/>[20, 20, "DC4"],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4]" office:value-type="float" office:value="21" calcext:value-type="float">
            <text:p>21</text:p>
          </table:table-cell>
          <table:table-cell office:value-type="string" calcext:value-type="string">
            <text:p>NAK</text:p>
          </table:table-cell>
          <table:table-cell/>
          <table:table-cell table:style-name="ce6" table:formula="of:=&quot;    [&quot;&amp;[.A24]&amp;&quot;, &quot;&amp;[.B24]&amp;&quot;, &quot;&quot;&quot;&amp;[.C24]&amp;&quot;&quot;&quot;],&quot;" office:value-type="string" office:string-value="    [21, 21, &quot;NAK&quot;]," calcext:value-type="string">
            <text:p><text:s text:c="4"/>[21, 21, "NAK"],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5]" office:value-type="float" office:value="22" calcext:value-type="float">
            <text:p>22</text:p>
          </table:table-cell>
          <table:table-cell office:value-type="string" calcext:value-type="string">
            <text:p>SYN</text:p>
          </table:table-cell>
          <table:table-cell/>
          <table:table-cell table:style-name="ce6" table:formula="of:=&quot;    [&quot;&amp;[.A25]&amp;&quot;, &quot;&amp;[.B25]&amp;&quot;, &quot;&quot;&quot;&amp;[.C25]&amp;&quot;&quot;&quot;],&quot;" office:value-type="string" office:string-value="    [22, 22, &quot;SYN&quot;]," calcext:value-type="string">
            <text:p><text:s text:c="4"/>[22, 22, "SYN"],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6]" office:value-type="float" office:value="23" calcext:value-type="float">
            <text:p>23</text:p>
          </table:table-cell>
          <table:table-cell office:value-type="string" calcext:value-type="string">
            <text:p>ETB</text:p>
          </table:table-cell>
          <table:table-cell/>
          <table:table-cell table:style-name="ce6" table:formula="of:=&quot;    [&quot;&amp;[.A26]&amp;&quot;, &quot;&amp;[.B26]&amp;&quot;, &quot;&quot;&quot;&amp;[.C26]&amp;&quot;&quot;&quot;],&quot;" office:value-type="string" office:string-value="    [23, 23, &quot;ETB&quot;]," calcext:value-type="string">
            <text:p><text:s text:c="4"/>[23, 23, "ETB"],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7]" office:value-type="float" office:value="24" calcext:value-type="float">
            <text:p>24</text:p>
          </table:table-cell>
          <table:table-cell office:value-type="string" calcext:value-type="string">
            <text:p>CAN</text:p>
          </table:table-cell>
          <table:table-cell/>
          <table:table-cell table:style-name="ce6" table:formula="of:=&quot;    [&quot;&amp;[.A27]&amp;&quot;, &quot;&amp;[.B27]&amp;&quot;, &quot;&quot;&quot;&amp;[.C27]&amp;&quot;&quot;&quot;],&quot;" office:value-type="string" office:string-value="    [24, 24, &quot;CAN&quot;]," calcext:value-type="string">
            <text:p><text:s text:c="4"/>[24, 24, "CAN"],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8]" office:value-type="float" office:value="25" calcext:value-type="float">
            <text:p>25</text:p>
          </table:table-cell>
          <table:table-cell office:value-type="string" calcext:value-type="string">
            <text:p>EM</text:p>
          </table:table-cell>
          <table:table-cell/>
          <table:table-cell table:style-name="ce6" table:formula="of:=&quot;    [&quot;&amp;[.A28]&amp;&quot;, &quot;&amp;[.B28]&amp;&quot;, &quot;&quot;&quot;&amp;[.C28]&amp;&quot;&quot;&quot;],&quot;" office:value-type="string" office:string-value="    [25, 25, &quot;EM&quot;]," calcext:value-type="string">
            <text:p><text:s text:c="4"/>[25, 25, "EM"],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9]" office:value-type="float" office:value="26" calcext:value-type="float">
            <text:p>26</text:p>
          </table:table-cell>
          <table:table-cell office:value-type="string" calcext:value-type="string">
            <text:p>SUB</text:p>
          </table:table-cell>
          <table:table-cell/>
          <table:table-cell table:style-name="ce6" table:formula="of:=&quot;    [&quot;&amp;[.A29]&amp;&quot;, &quot;&amp;[.B29]&amp;&quot;, &quot;&quot;&quot;&amp;[.C29]&amp;&quot;&quot;&quot;],&quot;" office:value-type="string" office:string-value="    [26, 26, &quot;SUB&quot;]," calcext:value-type="string">
            <text:p><text:s text:c="4"/>[26, 26, "SUB"],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]" office:value-type="float" office:value="27" calcext:value-type="float">
            <text:p>27</text:p>
          </table:table-cell>
          <table:table-cell office:value-type="string" calcext:value-type="string">
            <text:p>ESC</text:p>
          </table:table-cell>
          <table:table-cell/>
          <table:table-cell table:style-name="ce6" table:formula="of:=&quot;    [&quot;&amp;[.A30]&amp;&quot;, &quot;&amp;[.B30]&amp;&quot;, &quot;&quot;&quot;&amp;[.C30]&amp;&quot;&quot;&quot;],&quot;" office:value-type="string" office:string-value="    [27, 27, &quot;ESC&quot;]," calcext:value-type="string">
            <text:p><text:s text:c="4"/>[27, 27, "ESC"],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]" office:value-type="float" office:value="28" calcext:value-type="float">
            <text:p>28</text:p>
          </table:table-cell>
          <table:table-cell office:value-type="string" calcext:value-type="string">
            <text:p>FS</text:p>
          </table:table-cell>
          <table:table-cell/>
          <table:table-cell table:style-name="ce6" table:formula="of:=&quot;    [&quot;&amp;[.A31]&amp;&quot;, &quot;&amp;[.B31]&amp;&quot;, &quot;&quot;&quot;&amp;[.C31]&amp;&quot;&quot;&quot;],&quot;" office:value-type="string" office:string-value="    [28, 28, &quot;FS&quot;]," calcext:value-type="string">
            <text:p><text:s text:c="4"/>[28, 28, "FS"],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]" office:value-type="float" office:value="29" calcext:value-type="float">
            <text:p>29</text:p>
          </table:table-cell>
          <table:table-cell office:value-type="string" calcext:value-type="string">
            <text:p>GS</text:p>
          </table:table-cell>
          <table:table-cell/>
          <table:table-cell table:style-name="ce6" table:formula="of:=&quot;    [&quot;&amp;[.A32]&amp;&quot;, &quot;&amp;[.B32]&amp;&quot;, &quot;&quot;&quot;&amp;[.C32]&amp;&quot;&quot;&quot;],&quot;" office:value-type="string" office:string-value="    [29, 29, &quot;GS&quot;]," calcext:value-type="string">
            <text:p><text:s text:c="4"/>[29, 29, "GS"],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]" office:value-type="float" office:value="30" calcext:value-type="float">
            <text:p>30</text:p>
          </table:table-cell>
          <table:table-cell office:value-type="string" calcext:value-type="string">
            <text:p>RS</text:p>
          </table:table-cell>
          <table:table-cell/>
          <table:table-cell table:style-name="ce6" table:formula="of:=&quot;    [&quot;&amp;[.A33]&amp;&quot;, &quot;&amp;[.B33]&amp;&quot;, &quot;&quot;&quot;&amp;[.C33]&amp;&quot;&quot;&quot;],&quot;" office:value-type="string" office:string-value="    [30, 30, &quot;RS&quot;]," calcext:value-type="string">
            <text:p><text:s text:c="4"/>[30, 30, "RS"],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4]" office:value-type="float" office:value="31" calcext:value-type="float">
            <text:p>31</text:p>
          </table:table-cell>
          <table:table-cell office:value-type="string" calcext:value-type="string">
            <text:p>US</text:p>
          </table:table-cell>
          <table:table-cell/>
          <table:table-cell table:style-name="ce6" table:formula="of:=&quot;    [&quot;&amp;[.A34]&amp;&quot;, &quot;&amp;[.B34]&amp;&quot;, &quot;&quot;&quot;&amp;[.C34]&amp;&quot;&quot;&quot;],&quot;" office:value-type="string" office:string-value="    [31, 31, &quot;US&quot;]," calcext:value-type="string">
            <text:p><text:s text:c="4"/>[31, 31, "US"],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5]" office:value-type="float" office:value="32" calcext:value-type="float">
            <text:p>32</text:p>
          </table:table-cell>
          <table:table-cell office:value-type="string" calcext:value-type="string">
            <text:p>space</text:p>
          </table:table-cell>
          <table:table-cell/>
          <table:table-cell table:style-name="ce6" table:formula="of:=&quot;    [&quot;&amp;[.A35]&amp;&quot;, &quot;&amp;[.B35]&amp;&quot;, &quot;&quot;&quot;&amp;[.C35]&amp;&quot;&quot;&quot;],&quot;" office:value-type="string" office:string-value="    [32, 32, &quot;space&quot;]," calcext:value-type="string">
            <text:p><text:s text:c="4"/>[32, 32, "space"],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6]" office:value-type="float" office:value="33" calcext:value-type="float">
            <text:p>33</text:p>
          </table:table-cell>
          <table:table-cell office:value-type="string" calcext:value-type="string">
            <text:p>!</text:p>
          </table:table-cell>
          <table:table-cell/>
          <table:table-cell table:style-name="ce6" table:formula="of:=&quot;    [&quot;&amp;[.A36]&amp;&quot;, &quot;&amp;[.B36]&amp;&quot;, &quot;&quot;&quot;&amp;[.C36]&amp;&quot;&quot;&quot;],&quot;" office:value-type="string" office:string-value="    [33, 33, &quot;!&quot;]," calcext:value-type="string">
            <text:p><text:s text:c="4"/>[33, 33, "!"],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7]" office:value-type="float" office:value="34" calcext:value-type="float">
            <text:p>34</text:p>
          </table:table-cell>
          <table:table-cell office:value-type="string" calcext:value-type="string">
            <text:p>"</text:p>
          </table:table-cell>
          <table:table-cell/>
          <table:table-cell table:style-name="ce6" table:formula="of:=&quot;    [&quot;&amp;[.A37]&amp;&quot;, &quot;&amp;[.B37]&amp;&quot;, &quot;&quot;\&quot;&amp;[.C37]&amp;&quot;&quot;&quot;],&quot;" office:value-type="string" office:string-value="    [34, 34, &quot;\&quot;&quot;]," calcext:value-type="string">
            <text:p><text:s text:c="4"/>[34, 34, "\""],</text:p>
          </table:table-cell>
          <table:table-cell table:style-name="ce7" office:value-type="string" calcext:value-type="string">
            <text:p>Have to escape the character itself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8]" office:value-type="float" office:value="35" calcext:value-type="float">
            <text:p>35</text:p>
          </table:table-cell>
          <table:table-cell office:value-type="string" calcext:value-type="string">
            <text:p>#</text:p>
          </table:table-cell>
          <table:table-cell/>
          <table:table-cell table:style-name="ce6" table:formula="of:=&quot;    [&quot;&amp;[.A38]&amp;&quot;, &quot;&amp;[.B38]&amp;&quot;, &quot;&quot;&quot;&amp;[.C38]&amp;&quot;&quot;&quot;],&quot;" office:value-type="string" office:string-value="    [35, 35, &quot;#&quot;]," calcext:value-type="string">
            <text:p><text:s text:c="4"/>[35, 35, "#"],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9]" office:value-type="float" office:value="36" calcext:value-type="float">
            <text:p>36</text:p>
          </table:table-cell>
          <table:table-cell office:value-type="string" calcext:value-type="string">
            <text:p>$</text:p>
          </table:table-cell>
          <table:table-cell/>
          <table:table-cell table:style-name="ce6" table:formula="of:=&quot;    [&quot;&amp;[.A39]&amp;&quot;, &quot;&amp;[.B39]&amp;&quot;, &quot;&quot;&quot;&amp;[.C39]&amp;&quot;&quot;&quot;],&quot;" office:value-type="string" office:string-value="    [36, 36, &quot;$&quot;]," calcext:value-type="string">
            <text:p><text:s text:c="4"/>[36, 36, "$"],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0]" office:value-type="float" office:value="37" calcext:value-type="float">
            <text:p>37</text:p>
          </table:table-cell>
          <table:table-cell office:value-type="string" calcext:value-type="string">
            <text:p>%</text:p>
          </table:table-cell>
          <table:table-cell/>
          <table:table-cell table:style-name="ce6" table:formula="of:=&quot;    [&quot;&amp;[.A40]&amp;&quot;, &quot;&amp;[.B40]&amp;&quot;, &quot;&quot;&quot;&amp;[.C40]&amp;&quot;&quot;&quot;],&quot;" office:value-type="string" office:string-value="    [37, 37, &quot;%&quot;]," calcext:value-type="string">
            <text:p><text:s text:c="4"/>[37, 37, "%"],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1]"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/>
          <table:table-cell table:style-name="ce6" table:formula="of:=&quot;    [&quot;&amp;[.A41]&amp;&quot;, &quot;&amp;[.B41]&amp;&quot;, &quot;&quot;&quot;&amp;[.C41]&amp;&quot;&quot;&quot;],&quot;" office:value-type="string" office:string-value="    [38, 38, &quot;&amp;&quot;]," calcext:value-type="string">
            <text:p><text:s text:c="4"/>[38, 38, "&amp;"],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2]"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/>
          <table:table-cell table:style-name="ce6" table:formula="of:=&quot;    [&quot;&amp;[.A42]&amp;&quot;, &quot;&amp;[.B42]&amp;&quot;, &quot;&quot;&quot;&amp;[.C42]&amp;&quot;&quot;&quot;],&quot;" office:value-type="string" office:string-value="    [39, 39, &quot;'&quot;]," calcext:value-type="string">
            <text:p><text:s text:c="4"/>[39, 39, "'"],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3]" office:value-type="float" office:value="40" calcext:value-type="float">
            <text:p>40</text:p>
          </table:table-cell>
          <table:table-cell office:value-type="string" calcext:value-type="string">
            <text:p>(</text:p>
          </table:table-cell>
          <table:table-cell/>
          <table:table-cell table:style-name="ce6" table:formula="of:=&quot;    [&quot;&amp;[.A43]&amp;&quot;, &quot;&amp;[.B43]&amp;&quot;, &quot;&quot;&quot;&amp;[.C43]&amp;&quot;&quot;&quot;],&quot;" office:value-type="string" office:string-value="    [40, 40, &quot;(&quot;]," calcext:value-type="string">
            <text:p><text:s text:c="4"/>[40, 40, "("],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4]" office:value-type="float" office:value="41" calcext:value-type="float">
            <text:p>41</text:p>
          </table:table-cell>
          <table:table-cell office:value-type="string" calcext:value-type="string">
            <text:p>)</text:p>
          </table:table-cell>
          <table:table-cell/>
          <table:table-cell table:style-name="ce6" table:formula="of:=&quot;    [&quot;&amp;[.A44]&amp;&quot;, &quot;&amp;[.B44]&amp;&quot;, &quot;&quot;&quot;&amp;[.C44]&amp;&quot;&quot;&quot;],&quot;" office:value-type="string" office:string-value="    [41, 41, &quot;)&quot;]," calcext:value-type="string">
            <text:p><text:s text:c="4"/>[41, 41, ")"],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5]"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/>
          <table:table-cell table:style-name="ce6" table:formula="of:=&quot;    [&quot;&amp;[.A45]&amp;&quot;, &quot;&amp;[.B45]&amp;&quot;, &quot;&quot;&quot;&amp;[.C45]&amp;&quot;&quot;&quot;],&quot;" office:value-type="string" office:string-value="    [42, 42, &quot;*&quot;]," calcext:value-type="string">
            <text:p><text:s text:c="4"/>[42, 42, "*"],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6]"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/>
          <table:table-cell table:style-name="ce6" table:formula="of:=&quot;    [&quot;&amp;[.A46]&amp;&quot;, &quot;&amp;[.B46]&amp;&quot;, &quot;&quot;&quot;&amp;[.C46]&amp;&quot;&quot;&quot;],&quot;" office:value-type="string" office:string-value="    [43, 43, &quot;+&quot;]," calcext:value-type="string">
            <text:p><text:s text:c="4"/>[43, 43, "+"],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7]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/>
          <table:table-cell table:style-name="ce6" table:formula="of:=&quot;    [&quot;&amp;[.A47]&amp;&quot;, &quot;&amp;[.B47]&amp;&quot;, &quot;&quot;&quot;&amp;[.C47]&amp;&quot;&quot;&quot;],&quot;" office:value-type="string" office:string-value="    [44, 44, &quot;,&quot;]," calcext:value-type="string">
            <text:p><text:s text:c="4"/>[44, 44, ","],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8]"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/>
          <table:table-cell table:style-name="ce6" table:formula="of:=&quot;    [&quot;&amp;[.A48]&amp;&quot;, &quot;&amp;[.B48]&amp;&quot;, &quot;&quot;&quot;&amp;[.C48]&amp;&quot;&quot;&quot;],&quot;" office:value-type="string" office:string-value="    [45, 45, &quot;-&quot;]," calcext:value-type="string">
            <text:p><text:s text:c="4"/>[45, 45, "-"],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9]"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/>
          <table:table-cell table:style-name="ce6" table:formula="of:=&quot;    [&quot;&amp;[.A49]&amp;&quot;, &quot;&amp;[.B49]&amp;&quot;, &quot;&quot;&quot;&amp;[.C49]&amp;&quot;&quot;&quot;],&quot;" office:value-type="string" office:string-value="    [46, 46, &quot;.&quot;]," calcext:value-type="string">
            <text:p><text:s text:c="4"/>[46, 46, "."],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0]"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/>
          <table:table-cell table:style-name="ce6" table:formula="of:=&quot;    [&quot;&amp;[.A50]&amp;&quot;, &quot;&amp;[.B50]&amp;&quot;, &quot;&quot;&quot;&amp;[.C50]&amp;&quot;&quot;&quot;],&quot;" office:value-type="string" office:string-value="    [47, 47, &quot;/&quot;]," calcext:value-type="string">
            <text:p><text:s text:c="4"/>[47, 47, "/"],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1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table:formula="of:=&quot;    [&quot;&amp;[.A51]&amp;&quot;, &quot;&amp;[.B51]&amp;&quot;, &quot;&quot;&quot;&amp;[.C51]&amp;&quot;&quot;&quot;],&quot;" office:value-type="string" office:string-value="    [48, 48, &quot;0&quot;]," calcext:value-type="string">
            <text:p><text:s text:c="4"/>[48, 48, "0"],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2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&quot;    [&quot;&amp;[.A52]&amp;&quot;, &quot;&amp;[.B52]&amp;&quot;, &quot;&quot;&quot;&amp;[.C52]&amp;&quot;&quot;&quot;],&quot;" office:value-type="string" office:string-value="    [49, 49, &quot;1&quot;]," calcext:value-type="string">
            <text:p><text:s text:c="4"/>[49, 49, "1"],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3]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&quot;    [&quot;&amp;[.A53]&amp;&quot;, &quot;&amp;[.B53]&amp;&quot;, &quot;&quot;&quot;&amp;[.C53]&amp;&quot;&quot;&quot;],&quot;" office:value-type="string" office:string-value="    [50, 50, &quot;2&quot;]," calcext:value-type="string">
            <text:p><text:s text:c="4"/>[50, 50, "2"],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4]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&quot;    [&quot;&amp;[.A54]&amp;&quot;, &quot;&amp;[.B54]&amp;&quot;, &quot;&quot;&quot;&amp;[.C54]&amp;&quot;&quot;&quot;],&quot;" office:value-type="string" office:string-value="    [51, 51, &quot;3&quot;]," calcext:value-type="string">
            <text:p><text:s text:c="4"/>[51, 51, "3"],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5]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&quot;    [&quot;&amp;[.A55]&amp;&quot;, &quot;&amp;[.B55]&amp;&quot;, &quot;&quot;&quot;&amp;[.C55]&amp;&quot;&quot;&quot;],&quot;" office:value-type="string" office:string-value="    [52, 52, &quot;4&quot;]," calcext:value-type="string">
            <text:p><text:s text:c="4"/>[52, 52, "4"],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6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&quot;    [&quot;&amp;[.A56]&amp;&quot;, &quot;&amp;[.B56]&amp;&quot;, &quot;&quot;&quot;&amp;[.C56]&amp;&quot;&quot;&quot;],&quot;" office:value-type="string" office:string-value="    [53, 53, &quot;5&quot;]," calcext:value-type="string">
            <text:p><text:s text:c="4"/>[53, 53, "5"],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7]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&quot;    [&quot;&amp;[.A57]&amp;&quot;, &quot;&amp;[.B57]&amp;&quot;, &quot;&quot;&quot;&amp;[.C57]&amp;&quot;&quot;&quot;],&quot;" office:value-type="string" office:string-value="    [54, 54, &quot;6&quot;]," calcext:value-type="string">
            <text:p><text:s text:c="4"/>[54, 54, "6"],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8]"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&quot;    [&quot;&amp;[.A58]&amp;&quot;, &quot;&amp;[.B58]&amp;&quot;, &quot;&quot;&quot;&amp;[.C58]&amp;&quot;&quot;&quot;],&quot;" office:value-type="string" office:string-value="    [55, 55, &quot;7&quot;]," calcext:value-type="string">
            <text:p><text:s text:c="4"/>[55, 55, "7"],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9]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&quot;    [&quot;&amp;[.A59]&amp;&quot;, &quot;&amp;[.B59]&amp;&quot;, &quot;&quot;&quot;&amp;[.C59]&amp;&quot;&quot;&quot;],&quot;" office:value-type="string" office:string-value="    [56, 56, &quot;8&quot;]," calcext:value-type="string">
            <text:p><text:s text:c="4"/>[56, 56, "8"],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0]"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table:formula="of:=&quot;    [&quot;&amp;[.A60]&amp;&quot;, &quot;&amp;[.B60]&amp;&quot;, &quot;&quot;&quot;&amp;[.C60]&amp;&quot;&quot;&quot;],&quot;" office:value-type="string" office:string-value="    [57, 57, &quot;9&quot;]," calcext:value-type="string">
            <text:p><text:s text:c="4"/>[57, 57, "9"],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1]"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/>
          <table:table-cell table:style-name="ce6" table:formula="of:=&quot;    [&quot;&amp;[.A61]&amp;&quot;, &quot;&amp;[.B61]&amp;&quot;, &quot;&quot;&quot;&amp;[.C61]&amp;&quot;&quot;&quot;],&quot;" office:value-type="string" office:string-value="    [58, 58, &quot;:&quot;]," calcext:value-type="string">
            <text:p><text:s text:c="4"/>[58, 58, ":"],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2]"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/>
          <table:table-cell table:style-name="ce6" table:formula="of:=&quot;    [&quot;&amp;[.A62]&amp;&quot;, &quot;&amp;[.B62]&amp;&quot;, &quot;&quot;&quot;&amp;[.C62]&amp;&quot;&quot;&quot;],&quot;" office:value-type="string" office:string-value="    [59, 59, &quot;;&quot;]," calcext:value-type="string">
            <text:p><text:s text:c="4"/>[59, 59, ";"],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3]"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/>
          <table:table-cell table:style-name="ce6" table:formula="of:=&quot;    [&quot;&amp;[.A63]&amp;&quot;, &quot;&amp;[.B63]&amp;&quot;, &quot;&quot;&quot;&amp;[.C63]&amp;&quot;&quot;&quot;],&quot;" office:value-type="string" office:string-value="    [60, 60, &quot;&lt;&quot;]," calcext:value-type="string">
            <text:p><text:s text:c="4"/>[60, 60, "&lt;"],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4]"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/>
          <table:table-cell table:style-name="ce6" table:formula="of:=&quot;    [&quot;&amp;[.A64]&amp;&quot;, &quot;&amp;[.B64]&amp;&quot;, &quot;&quot;&quot;&amp;[.C64]&amp;&quot;&quot;&quot;],&quot;" office:value-type="string" office:string-value="    [61, 61, &quot;=&quot;]," calcext:value-type="string">
            <text:p><text:s text:c="4"/>[61, 61, "="],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5]"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/>
          <table:table-cell table:style-name="ce6" table:formula="of:=&quot;    [&quot;&amp;[.A65]&amp;&quot;, &quot;&amp;[.B65]&amp;&quot;, &quot;&quot;&quot;&amp;[.C65]&amp;&quot;&quot;&quot;],&quot;" office:value-type="string" office:string-value="    [62, 62, &quot;&gt;&quot;]," calcext:value-type="string">
            <text:p><text:s text:c="4"/>[62, 62, "&gt;"],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6]"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/>
          <table:table-cell table:style-name="ce6" table:formula="of:=&quot;    [&quot;&amp;[.A66]&amp;&quot;, &quot;&amp;[.B66]&amp;&quot;, &quot;&quot;&quot;&amp;[.C66]&amp;&quot;&quot;&quot;],&quot;" office:value-type="string" office:string-value="    [63, 63, &quot;?&quot;]," calcext:value-type="string">
            <text:p><text:s text:c="4"/>[63, 63, "?"],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7]"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/>
          <table:table-cell table:style-name="ce6" table:formula="of:=&quot;    [&quot;&amp;[.A67]&amp;&quot;, &quot;&amp;[.B67]&amp;&quot;, &quot;&quot;&quot;&amp;[.C67]&amp;&quot;&quot;&quot;],&quot;" office:value-type="string" office:string-value="    [64, 64, &quot;@&quot;]," calcext:value-type="string">
            <text:p><text:s text:c="4"/>[64, 64, "@"],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8]"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/>
          <table:table-cell table:style-name="ce6" table:formula="of:=&quot;    [&quot;&amp;[.A68]&amp;&quot;, &quot;&amp;[.B68]&amp;&quot;, &quot;&quot;&quot;&amp;[.C68]&amp;&quot;&quot;&quot;],&quot;" office:value-type="string" office:string-value="    [65, 65, &quot;A&quot;]," calcext:value-type="string">
            <text:p><text:s text:c="4"/>[65, 65, "A"],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9]"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/>
          <table:table-cell table:style-name="ce6" table:formula="of:=&quot;    [&quot;&amp;[.A69]&amp;&quot;, &quot;&amp;[.B69]&amp;&quot;, &quot;&quot;&quot;&amp;[.C69]&amp;&quot;&quot;&quot;],&quot;" office:value-type="string" office:string-value="    [66, 66, &quot;B&quot;]," calcext:value-type="string">
            <text:p><text:s text:c="4"/>[66, 66, "B"],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0]"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/>
          <table:table-cell table:style-name="ce6" table:formula="of:=&quot;    [&quot;&amp;[.A70]&amp;&quot;, &quot;&amp;[.B70]&amp;&quot;, &quot;&quot;&quot;&amp;[.C70]&amp;&quot;&quot;&quot;],&quot;" office:value-type="string" office:string-value="    [67, 67, &quot;C&quot;]," calcext:value-type="string">
            <text:p><text:s text:c="4"/>[67, 67, "C"],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1]"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/>
          <table:table-cell table:style-name="ce6" table:formula="of:=&quot;    [&quot;&amp;[.A71]&amp;&quot;, &quot;&amp;[.B71]&amp;&quot;, &quot;&quot;&quot;&amp;[.C71]&amp;&quot;&quot;&quot;],&quot;" office:value-type="string" office:string-value="    [68, 68, &quot;D&quot;]," calcext:value-type="string">
            <text:p><text:s text:c="4"/>[68, 68, "D"],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2]"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/>
          <table:table-cell table:style-name="ce6" table:formula="of:=&quot;    [&quot;&amp;[.A72]&amp;&quot;, &quot;&amp;[.B72]&amp;&quot;, &quot;&quot;&quot;&amp;[.C72]&amp;&quot;&quot;&quot;],&quot;" office:value-type="string" office:string-value="    [69, 69, &quot;E&quot;]," calcext:value-type="string">
            <text:p><text:s text:c="4"/>[69, 69, "E"],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3]"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/>
          <table:table-cell table:style-name="ce6" table:formula="of:=&quot;    [&quot;&amp;[.A73]&amp;&quot;, &quot;&amp;[.B73]&amp;&quot;, &quot;&quot;&quot;&amp;[.C73]&amp;&quot;&quot;&quot;],&quot;" office:value-type="string" office:string-value="    [70, 70, &quot;F&quot;]," calcext:value-type="string">
            <text:p><text:s text:c="4"/>[70, 70, "F"],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4]" office:value-type="float" office:value="71" calcext:value-type="float">
            <text:p>71</text:p>
          </table:table-cell>
          <table:table-cell office:value-type="string" calcext:value-type="string">
            <text:p>G</text:p>
          </table:table-cell>
          <table:table-cell/>
          <table:table-cell table:style-name="ce6" table:formula="of:=&quot;    [&quot;&amp;[.A74]&amp;&quot;, &quot;&amp;[.B74]&amp;&quot;, &quot;&quot;&quot;&amp;[.C74]&amp;&quot;&quot;&quot;],&quot;" office:value-type="string" office:string-value="    [71, 71, &quot;G&quot;]," calcext:value-type="string">
            <text:p><text:s text:c="4"/>[71, 71, "G"],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5]" office:value-type="float" office:value="72" calcext:value-type="float">
            <text:p>72</text:p>
          </table:table-cell>
          <table:table-cell office:value-type="string" calcext:value-type="string">
            <text:p>H</text:p>
          </table:table-cell>
          <table:table-cell/>
          <table:table-cell table:style-name="ce6" table:formula="of:=&quot;    [&quot;&amp;[.A75]&amp;&quot;, &quot;&amp;[.B75]&amp;&quot;, &quot;&quot;&quot;&amp;[.C75]&amp;&quot;&quot;&quot;],&quot;" office:value-type="string" office:string-value="    [72, 72, &quot;H&quot;]," calcext:value-type="string">
            <text:p><text:s text:c="4"/>[72, 72, "H"],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6]"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/>
          <table:table-cell table:style-name="ce6" table:formula="of:=&quot;    [&quot;&amp;[.A76]&amp;&quot;, &quot;&amp;[.B76]&amp;&quot;, &quot;&quot;&quot;&amp;[.C76]&amp;&quot;&quot;&quot;],&quot;" office:value-type="string" office:string-value="    [73, 73, &quot;I&quot;]," calcext:value-type="string">
            <text:p><text:s text:c="4"/>[73, 73, "I"],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7]" office:value-type="float" office:value="74" calcext:value-type="float">
            <text:p>74</text:p>
          </table:table-cell>
          <table:table-cell office:value-type="string" calcext:value-type="string">
            <text:p>J</text:p>
          </table:table-cell>
          <table:table-cell/>
          <table:table-cell table:style-name="ce6" table:formula="of:=&quot;    [&quot;&amp;[.A77]&amp;&quot;, &quot;&amp;[.B77]&amp;&quot;, &quot;&quot;&quot;&amp;[.C77]&amp;&quot;&quot;&quot;],&quot;" office:value-type="string" office:string-value="    [74, 74, &quot;J&quot;]," calcext:value-type="string">
            <text:p><text:s text:c="4"/>[74, 74, "J"],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8]" office:value-type="float" office:value="75" calcext:value-type="float">
            <text:p>75</text:p>
          </table:table-cell>
          <table:table-cell office:value-type="string" calcext:value-type="string">
            <text:p>K</text:p>
          </table:table-cell>
          <table:table-cell/>
          <table:table-cell table:style-name="ce6" table:formula="of:=&quot;    [&quot;&amp;[.A78]&amp;&quot;, &quot;&amp;[.B78]&amp;&quot;, &quot;&quot;&quot;&amp;[.C78]&amp;&quot;&quot;&quot;],&quot;" office:value-type="string" office:string-value="    [75, 75, &quot;K&quot;]," calcext:value-type="string">
            <text:p><text:s text:c="4"/>[75, 75, "K"],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9]" office:value-type="float" office:value="76" calcext:value-type="float">
            <text:p>76</text:p>
          </table:table-cell>
          <table:table-cell office:value-type="string" calcext:value-type="string">
            <text:p>L</text:p>
          </table:table-cell>
          <table:table-cell/>
          <table:table-cell table:style-name="ce6" table:formula="of:=&quot;    [&quot;&amp;[.A79]&amp;&quot;, &quot;&amp;[.B79]&amp;&quot;, &quot;&quot;&quot;&amp;[.C79]&amp;&quot;&quot;&quot;],&quot;" office:value-type="string" office:string-value="    [76, 76, &quot;L&quot;]," calcext:value-type="string">
            <text:p><text:s text:c="4"/>[76, 76, "L"],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0]"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/>
          <table:table-cell table:style-name="ce6" table:formula="of:=&quot;    [&quot;&amp;[.A80]&amp;&quot;, &quot;&amp;[.B80]&amp;&quot;, &quot;&quot;&quot;&amp;[.C80]&amp;&quot;&quot;&quot;],&quot;" office:value-type="string" office:string-value="    [77, 77, &quot;M&quot;]," calcext:value-type="string">
            <text:p><text:s text:c="4"/>[77, 77, "M"],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1]"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/>
          <table:table-cell table:style-name="ce6" table:formula="of:=&quot;    [&quot;&amp;[.A81]&amp;&quot;, &quot;&amp;[.B81]&amp;&quot;, &quot;&quot;&quot;&amp;[.C81]&amp;&quot;&quot;&quot;],&quot;" office:value-type="string" office:string-value="    [78, 78, &quot;N&quot;]," calcext:value-type="string">
            <text:p><text:s text:c="4"/>[78, 78, "N"],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2]"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  <table:table-cell/>
          <table:table-cell table:style-name="ce6" table:formula="of:=&quot;    [&quot;&amp;[.A82]&amp;&quot;, &quot;&amp;[.B82]&amp;&quot;, &quot;&quot;&quot;&amp;[.C82]&amp;&quot;&quot;&quot;],&quot;" office:value-type="string" office:string-value="    [79, 79, &quot;O&quot;]," calcext:value-type="string">
            <text:p><text:s text:c="4"/>[79, 79, "O"],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3]"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/>
          <table:table-cell table:style-name="ce6" table:formula="of:=&quot;    [&quot;&amp;[.A83]&amp;&quot;, &quot;&amp;[.B83]&amp;&quot;, &quot;&quot;&quot;&amp;[.C83]&amp;&quot;&quot;&quot;],&quot;" office:value-type="string" office:string-value="    [80, 80, &quot;P&quot;]," calcext:value-type="string">
            <text:p><text:s text:c="4"/>[80, 80, "P"],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4]" office:value-type="float" office:value="81" calcext:value-type="float">
            <text:p>81</text:p>
          </table:table-cell>
          <table:table-cell office:value-type="string" calcext:value-type="string">
            <text:p>Q</text:p>
          </table:table-cell>
          <table:table-cell/>
          <table:table-cell table:style-name="ce6" table:formula="of:=&quot;    [&quot;&amp;[.A84]&amp;&quot;, &quot;&amp;[.B84]&amp;&quot;, &quot;&quot;&quot;&amp;[.C84]&amp;&quot;&quot;&quot;],&quot;" office:value-type="string" office:string-value="    [81, 81, &quot;Q&quot;]," calcext:value-type="string">
            <text:p><text:s text:c="4"/>[81, 81, "Q"],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5]"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/>
          <table:table-cell table:style-name="ce6" table:formula="of:=&quot;    [&quot;&amp;[.A85]&amp;&quot;, &quot;&amp;[.B85]&amp;&quot;, &quot;&quot;&quot;&amp;[.C85]&amp;&quot;&quot;&quot;],&quot;" office:value-type="string" office:string-value="    [82, 82, &quot;R&quot;]," calcext:value-type="string">
            <text:p><text:s text:c="4"/>[82, 82, "R"],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6]" office:value-type="float" office:value="83" calcext:value-type="float">
            <text:p>83</text:p>
          </table:table-cell>
          <table:table-cell office:value-type="string" calcext:value-type="string">
            <text:p>S</text:p>
          </table:table-cell>
          <table:table-cell/>
          <table:table-cell table:style-name="ce6" table:formula="of:=&quot;    [&quot;&amp;[.A86]&amp;&quot;, &quot;&amp;[.B86]&amp;&quot;, &quot;&quot;&quot;&amp;[.C86]&amp;&quot;&quot;&quot;],&quot;" office:value-type="string" office:string-value="    [83, 83, &quot;S&quot;]," calcext:value-type="string">
            <text:p><text:s text:c="4"/>[83, 83, "S"],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7]"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/>
          <table:table-cell table:style-name="ce6" table:formula="of:=&quot;    [&quot;&amp;[.A87]&amp;&quot;, &quot;&amp;[.B87]&amp;&quot;, &quot;&quot;&quot;&amp;[.C87]&amp;&quot;&quot;&quot;],&quot;" office:value-type="string" office:string-value="    [84, 84, &quot;T&quot;]," calcext:value-type="string">
            <text:p><text:s text:c="4"/>[84, 84, "T"],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8]" office:value-type="float" office:value="85" calcext:value-type="float">
            <text:p>85</text:p>
          </table:table-cell>
          <table:table-cell office:value-type="string" calcext:value-type="string">
            <text:p>U</text:p>
          </table:table-cell>
          <table:table-cell/>
          <table:table-cell table:style-name="ce6" table:formula="of:=&quot;    [&quot;&amp;[.A88]&amp;&quot;, &quot;&amp;[.B88]&amp;&quot;, &quot;&quot;&quot;&amp;[.C88]&amp;&quot;&quot;&quot;],&quot;" office:value-type="string" office:string-value="    [85, 85, &quot;U&quot;]," calcext:value-type="string">
            <text:p><text:s text:c="4"/>[85, 85, "U"],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9]" office:value-type="float" office:value="86" calcext:value-type="float">
            <text:p>86</text:p>
          </table:table-cell>
          <table:table-cell office:value-type="string" calcext:value-type="string">
            <text:p>V</text:p>
          </table:table-cell>
          <table:table-cell/>
          <table:table-cell table:style-name="ce6" table:formula="of:=&quot;    [&quot;&amp;[.A89]&amp;&quot;, &quot;&amp;[.B89]&amp;&quot;, &quot;&quot;&quot;&amp;[.C89]&amp;&quot;&quot;&quot;],&quot;" office:value-type="string" office:string-value="    [86, 86, &quot;V&quot;]," calcext:value-type="string">
            <text:p><text:s text:c="4"/>[86, 86, "V"],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0]"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/>
          <table:table-cell table:style-name="ce6" table:formula="of:=&quot;    [&quot;&amp;[.A90]&amp;&quot;, &quot;&amp;[.B90]&amp;&quot;, &quot;&quot;&quot;&amp;[.C90]&amp;&quot;&quot;&quot;],&quot;" office:value-type="string" office:string-value="    [87, 87, &quot;W&quot;]," calcext:value-type="string">
            <text:p><text:s text:c="4"/>[87, 87, "W"],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1]" office:value-type="float" office:value="88" calcext:value-type="float">
            <text:p>88</text:p>
          </table:table-cell>
          <table:table-cell office:value-type="string" calcext:value-type="string">
            <text:p>X</text:p>
          </table:table-cell>
          <table:table-cell/>
          <table:table-cell table:style-name="ce6" table:formula="of:=&quot;    [&quot;&amp;[.A91]&amp;&quot;, &quot;&amp;[.B91]&amp;&quot;, &quot;&quot;&quot;&amp;[.C91]&amp;&quot;&quot;&quot;],&quot;" office:value-type="string" office:string-value="    [88, 88, &quot;X&quot;]," calcext:value-type="string">
            <text:p><text:s text:c="4"/>[88, 88, "X"],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2]"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  <table:table-cell/>
          <table:table-cell table:style-name="ce6" table:formula="of:=&quot;    [&quot;&amp;[.A92]&amp;&quot;, &quot;&amp;[.B92]&amp;&quot;, &quot;&quot;&quot;&amp;[.C92]&amp;&quot;&quot;&quot;],&quot;" office:value-type="string" office:string-value="    [89, 89, &quot;Y&quot;]," calcext:value-type="string">
            <text:p><text:s text:c="4"/>[89, 89, "Y"],</text:p>
          </table:table-cell>
          <table:table-cell table:number-columns-repeated="4"/>
          <table:table-cell table:formula="of:=116-84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3]" office:value-type="float" office:value="90" calcext:value-type="float">
            <text:p>90</text:p>
          </table:table-cell>
          <table:table-cell office:value-type="string" calcext:value-type="string">
            <text:p>Z</text:p>
          </table:table-cell>
          <table:table-cell/>
          <table:table-cell table:style-name="ce6" table:formula="of:=&quot;    [&quot;&amp;[.A93]&amp;&quot;, &quot;&amp;[.B93]&amp;&quot;, &quot;&quot;&quot;&amp;[.C93]&amp;&quot;&quot;&quot;],&quot;" office:value-type="string" office:string-value="    [90, 90, &quot;Z&quot;]," calcext:value-type="string">
            <text:p><text:s text:c="4"/>[90, 90, "Z"],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4]"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/>
          <table:table-cell table:style-name="ce6" table:formula="of:=&quot;    [&quot;&amp;[.A94]&amp;&quot;, &quot;&amp;[.B94]&amp;&quot;, &quot;&quot;&quot;&amp;[.C94]&amp;&quot;&quot;&quot;],&quot;" office:value-type="string" office:string-value="    [91, 91, &quot;[&quot;]," calcext:value-type="string">
            <text:p><text:s text:c="4"/>[91, 91, "["],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5]"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/>
          <table:table-cell table:style-name="ce6" table:formula="of:=&quot;    [&quot;&amp;[.A95]&amp;&quot;, &quot;&amp;[.B95]&amp;&quot;, &quot;&quot;\&quot;&amp;[.C95]&amp;&quot;&quot;&quot;],&quot;" office:value-type="string" office:string-value="    [92, 92, &quot;\\&quot;]," calcext:value-type="string">
            <text:p><text:s text:c="4"/>[92, 92, "\\"],</text:p>
          </table:table-cell>
          <table:table-cell table:style-name="ce7" office:value-type="string" calcext:value-type="string">
            <text:p>Have to escape the character itself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6]"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/>
          <table:table-cell table:style-name="ce6" table:formula="of:=&quot;    [&quot;&amp;[.A96]&amp;&quot;, &quot;&amp;[.B96]&amp;&quot;, &quot;&quot;&quot;&amp;[.C96]&amp;&quot;&quot;&quot;],&quot;" office:value-type="string" office:string-value="    [93, 93, &quot;]&quot;]," calcext:value-type="string">
            <text:p><text:s text:c="4"/>[93, 93, "]"],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7]" office:value-type="float" office:value="94" calcext:value-type="float">
            <text:p>94</text:p>
          </table:table-cell>
          <table:table-cell office:value-type="string" calcext:value-type="string">
            <text:p>^</text:p>
          </table:table-cell>
          <table:table-cell/>
          <table:table-cell table:style-name="ce6" table:formula="of:=&quot;    [&quot;&amp;[.A97]&amp;&quot;, &quot;&amp;[.B97]&amp;&quot;, &quot;&quot;&quot;&amp;[.C97]&amp;&quot;&quot;&quot;],&quot;" office:value-type="string" office:string-value="    [94, 94, &quot;^&quot;]," calcext:value-type="string">
            <text:p><text:s text:c="4"/>[94, 94, "^"],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8]"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  <table:table-cell/>
          <table:table-cell table:style-name="ce6" table:formula="of:=&quot;    [&quot;&amp;[.A98]&amp;&quot;, &quot;&amp;[.B98]&amp;&quot;, &quot;&quot;&quot;&amp;[.C98]&amp;&quot;&quot;&quot;],&quot;" office:value-type="string" office:string-value="    [95, 95, &quot;_&quot;]," calcext:value-type="string">
            <text:p><text:s text:c="4"/>[95, 95, "_"],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9]" office:value-type="float" office:value="96" calcext:value-type="float">
            <text:p>96</text:p>
          </table:table-cell>
          <table:table-cell office:value-type="string" calcext:value-type="string">
            <text:p>`</text:p>
          </table:table-cell>
          <table:table-cell/>
          <table:table-cell table:style-name="ce6" table:formula="of:=&quot;    [&quot;&amp;[.A99]&amp;&quot;, &quot;&amp;[.B99]&amp;&quot;, &quot;&quot;&quot;&amp;[.C99]&amp;&quot;&quot;&quot;],&quot;" office:value-type="string" office:string-value="    [96, 96, &quot;`&quot;]," calcext:value-type="string">
            <text:p><text:s text:c="4"/>[96, 96, "`"],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0]"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/>
          <table:table-cell table:style-name="ce6" table:formula="of:=&quot;    [&quot;&amp;[.A100]&amp;&quot;, &quot;&amp;[.B100]&amp;&quot;, &quot;&quot;&quot;&amp;[.C100]&amp;&quot;&quot;&quot;],&quot;" office:value-type="string" office:string-value="    [97, 97, &quot;a&quot;]," calcext:value-type="string">
            <text:p><text:s text:c="4"/>[97, 97, "a"],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1]"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/>
          <table:table-cell table:style-name="ce6" table:formula="of:=&quot;    [&quot;&amp;[.A101]&amp;&quot;, &quot;&amp;[.B101]&amp;&quot;, &quot;&quot;&quot;&amp;[.C101]&amp;&quot;&quot;&quot;],&quot;" office:value-type="string" office:string-value="    [98, 98, &quot;b&quot;]," calcext:value-type="string">
            <text:p><text:s text:c="4"/>[98, 98, "b"],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2]"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/>
          <table:table-cell table:style-name="ce6" table:formula="of:=&quot;    [&quot;&amp;[.A102]&amp;&quot;, &quot;&amp;[.B102]&amp;&quot;, &quot;&quot;&quot;&amp;[.C102]&amp;&quot;&quot;&quot;],&quot;" office:value-type="string" office:string-value="    [99, 99, &quot;c&quot;]," calcext:value-type="string">
            <text:p><text:s text:c="4"/>[99, 99, "c"],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3]"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/>
          <table:table-cell table:style-name="ce6" table:formula="of:=&quot;    [&quot;&amp;[.A103]&amp;&quot;, &quot;&amp;[.B103]&amp;&quot;, &quot;&quot;&quot;&amp;[.C103]&amp;&quot;&quot;&quot;],&quot;" office:value-type="string" office:string-value="    [100, 100, &quot;d&quot;]," calcext:value-type="string">
            <text:p><text:s text:c="4"/>[100, 100, "d"],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4]"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/>
          <table:table-cell table:style-name="ce6" table:formula="of:=&quot;    [&quot;&amp;[.A104]&amp;&quot;, &quot;&amp;[.B104]&amp;&quot;, &quot;&quot;&quot;&amp;[.C104]&amp;&quot;&quot;&quot;],&quot;" office:value-type="string" office:string-value="    [101, 101, &quot;e&quot;]," calcext:value-type="string">
            <text:p><text:s text:c="4"/>[101, 101, "e"],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5]"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/>
          <table:table-cell table:style-name="ce6" table:formula="of:=&quot;    [&quot;&amp;[.A105]&amp;&quot;, &quot;&amp;[.B105]&amp;&quot;, &quot;&quot;&quot;&amp;[.C105]&amp;&quot;&quot;&quot;],&quot;" office:value-type="string" office:string-value="    [102, 102, &quot;f&quot;]," calcext:value-type="string">
            <text:p><text:s text:c="4"/>[102, 102, "f"],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6]"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/>
          <table:table-cell table:style-name="ce6" table:formula="of:=&quot;    [&quot;&amp;[.A106]&amp;&quot;, &quot;&amp;[.B106]&amp;&quot;, &quot;&quot;&quot;&amp;[.C106]&amp;&quot;&quot;&quot;],&quot;" office:value-type="string" office:string-value="    [103, 103, &quot;g&quot;]," calcext:value-type="string">
            <text:p><text:s text:c="4"/>[103, 103, "g"],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7]"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/>
          <table:table-cell table:style-name="ce6" table:formula="of:=&quot;    [&quot;&amp;[.A107]&amp;&quot;, &quot;&amp;[.B107]&amp;&quot;, &quot;&quot;&quot;&amp;[.C107]&amp;&quot;&quot;&quot;],&quot;" office:value-type="string" office:string-value="    [104, 104, &quot;h&quot;]," calcext:value-type="string">
            <text:p><text:s text:c="4"/>[104, 104, "h"],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8]"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/>
          <table:table-cell table:style-name="ce6" table:formula="of:=&quot;    [&quot;&amp;[.A108]&amp;&quot;, &quot;&amp;[.B108]&amp;&quot;, &quot;&quot;&quot;&amp;[.C108]&amp;&quot;&quot;&quot;],&quot;" office:value-type="string" office:string-value="    [105, 105, &quot;i&quot;]," calcext:value-type="string">
            <text:p><text:s text:c="4"/>[105, 105, "i"],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9]" office:value-type="float" office:value="106" calcext:value-type="float">
            <text:p>106</text:p>
          </table:table-cell>
          <table:table-cell office:value-type="string" calcext:value-type="string">
            <text:p>j</text:p>
          </table:table-cell>
          <table:table-cell/>
          <table:table-cell table:style-name="ce6" table:formula="of:=&quot;    [&quot;&amp;[.A109]&amp;&quot;, &quot;&amp;[.B109]&amp;&quot;, &quot;&quot;&quot;&amp;[.C109]&amp;&quot;&quot;&quot;],&quot;" office:value-type="string" office:string-value="    [106, 106, &quot;j&quot;]," calcext:value-type="string">
            <text:p><text:s text:c="4"/>[106, 106, "j"],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10]"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/>
          <table:table-cell table:style-name="ce6" table:formula="of:=&quot;    [&quot;&amp;[.A110]&amp;&quot;, &quot;&amp;[.B110]&amp;&quot;, &quot;&quot;&quot;&amp;[.C110]&amp;&quot;&quot;&quot;],&quot;" office:value-type="string" office:string-value="    [107, 107, &quot;k&quot;]," calcext:value-type="string">
            <text:p><text:s text:c="4"/>[107, 107, "k"],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1]"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/>
          <table:table-cell table:style-name="ce6" table:formula="of:=&quot;    [&quot;&amp;[.A111]&amp;&quot;, &quot;&amp;[.B111]&amp;&quot;, &quot;&quot;&quot;&amp;[.C111]&amp;&quot;&quot;&quot;],&quot;" office:value-type="string" office:string-value="    [108, 108, &quot;l&quot;]," calcext:value-type="string">
            <text:p><text:s text:c="4"/>[108, 108, "l"],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2]"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/>
          <table:table-cell table:style-name="ce6" table:formula="of:=&quot;    [&quot;&amp;[.A112]&amp;&quot;, &quot;&amp;[.B112]&amp;&quot;, &quot;&quot;&quot;&amp;[.C112]&amp;&quot;&quot;&quot;],&quot;" office:value-type="string" office:string-value="    [109, 109, &quot;m&quot;]," calcext:value-type="string">
            <text:p><text:s text:c="4"/>[109, 109, "m"],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3]"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/>
          <table:table-cell table:style-name="ce6" table:formula="of:=&quot;    [&quot;&amp;[.A113]&amp;&quot;, &quot;&amp;[.B113]&amp;&quot;, &quot;&quot;&quot;&amp;[.C113]&amp;&quot;&quot;&quot;],&quot;" office:value-type="string" office:string-value="    [110, 110, &quot;n&quot;]," calcext:value-type="string">
            <text:p><text:s text:c="4"/>[110, 110, "n"],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4]"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/>
          <table:table-cell table:style-name="ce6" table:formula="of:=&quot;    [&quot;&amp;[.A114]&amp;&quot;, &quot;&amp;[.B114]&amp;&quot;, &quot;&quot;&quot;&amp;[.C114]&amp;&quot;&quot;&quot;],&quot;" office:value-type="string" office:string-value="    [111, 111, &quot;o&quot;]," calcext:value-type="string">
            <text:p><text:s text:c="4"/>[111, 111, "o"],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5]"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/>
          <table:table-cell table:style-name="ce6" table:formula="of:=&quot;    [&quot;&amp;[.A115]&amp;&quot;, &quot;&amp;[.B115]&amp;&quot;, &quot;&quot;&quot;&amp;[.C115]&amp;&quot;&quot;&quot;],&quot;" office:value-type="string" office:string-value="    [112, 112, &quot;p&quot;]," calcext:value-type="string">
            <text:p><text:s text:c="4"/>[112, 112, "p"],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6]"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/>
          <table:table-cell table:style-name="ce6" table:formula="of:=&quot;    [&quot;&amp;[.A116]&amp;&quot;, &quot;&amp;[.B116]&amp;&quot;, &quot;&quot;&quot;&amp;[.C116]&amp;&quot;&quot;&quot;],&quot;" office:value-type="string" office:string-value="    [113, 113, &quot;q&quot;]," calcext:value-type="string">
            <text:p><text:s text:c="4"/>[113, 113, "q"],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7]"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/>
          <table:table-cell table:style-name="ce6" table:formula="of:=&quot;    [&quot;&amp;[.A117]&amp;&quot;, &quot;&amp;[.B117]&amp;&quot;, &quot;&quot;&quot;&amp;[.C117]&amp;&quot;&quot;&quot;],&quot;" office:value-type="string" office:string-value="    [114, 114, &quot;r&quot;]," calcext:value-type="string">
            <text:p><text:s text:c="4"/>[114, 114, "r"],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8]"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/>
          <table:table-cell table:style-name="ce6" table:formula="of:=&quot;    [&quot;&amp;[.A118]&amp;&quot;, &quot;&amp;[.B118]&amp;&quot;, &quot;&quot;&quot;&amp;[.C118]&amp;&quot;&quot;&quot;],&quot;" office:value-type="string" office:string-value="    [115, 115, &quot;s&quot;]," calcext:value-type="string">
            <text:p><text:s text:c="4"/>[115, 115, "s"],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9]"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/>
          <table:table-cell table:style-name="ce6" table:formula="of:=&quot;    [&quot;&amp;[.A119]&amp;&quot;, &quot;&amp;[.B119]&amp;&quot;, &quot;&quot;&quot;&amp;[.C119]&amp;&quot;&quot;&quot;],&quot;" office:value-type="string" office:string-value="    [116, 116, &quot;t&quot;]," calcext:value-type="string">
            <text:p><text:s text:c="4"/>[116, 116, "t"],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20]"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/>
          <table:table-cell table:style-name="ce6" table:formula="of:=&quot;    [&quot;&amp;[.A120]&amp;&quot;, &quot;&amp;[.B120]&amp;&quot;, &quot;&quot;&quot;&amp;[.C120]&amp;&quot;&quot;&quot;],&quot;" office:value-type="string" office:string-value="    [117, 117, &quot;u&quot;]," calcext:value-type="string">
            <text:p><text:s text:c="4"/>[117, 117, "u"],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1]"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/>
          <table:table-cell table:style-name="ce6" table:formula="of:=&quot;    [&quot;&amp;[.A121]&amp;&quot;, &quot;&amp;[.B121]&amp;&quot;, &quot;&quot;&quot;&amp;[.C121]&amp;&quot;&quot;&quot;],&quot;" office:value-type="string" office:string-value="    [118, 118, &quot;v&quot;]," calcext:value-type="string">
            <text:p><text:s text:c="4"/>[118, 118, "v"],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2]"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/>
          <table:table-cell table:style-name="ce6" table:formula="of:=&quot;    [&quot;&amp;[.A122]&amp;&quot;, &quot;&amp;[.B122]&amp;&quot;, &quot;&quot;&quot;&amp;[.C122]&amp;&quot;&quot;&quot;],&quot;" office:value-type="string" office:string-value="    [119, 119, &quot;w&quot;]," calcext:value-type="string">
            <text:p><text:s text:c="4"/>[119, 119, "w"],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3]"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/>
          <table:table-cell table:style-name="ce6" table:formula="of:=&quot;    [&quot;&amp;[.A123]&amp;&quot;, &quot;&amp;[.B123]&amp;&quot;, &quot;&quot;&quot;&amp;[.C123]&amp;&quot;&quot;&quot;],&quot;" office:value-type="string" office:string-value="    [120, 120, &quot;x&quot;]," calcext:value-type="string">
            <text:p><text:s text:c="4"/>[120, 120, "x"],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4]"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/>
          <table:table-cell table:style-name="ce6" table:formula="of:=&quot;    [&quot;&amp;[.A124]&amp;&quot;, &quot;&amp;[.B124]&amp;&quot;, &quot;&quot;&quot;&amp;[.C124]&amp;&quot;&quot;&quot;],&quot;" office:value-type="string" office:string-value="    [121, 121, &quot;y&quot;]," calcext:value-type="string">
            <text:p><text:s text:c="4"/>[121, 121, "y"],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5]"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/>
          <table:table-cell table:style-name="ce6" table:formula="of:=&quot;    [&quot;&amp;[.A125]&amp;&quot;, &quot;&amp;[.B125]&amp;&quot;, &quot;&quot;&quot;&amp;[.C125]&amp;&quot;&quot;&quot;],&quot;" office:value-type="string" office:string-value="    [122, 122, &quot;z&quot;]," calcext:value-type="string">
            <text:p><text:s text:c="4"/>[122, 122, "z"],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6]" office:value-type="float" office:value="123" calcext:value-type="float">
            <text:p>123</text:p>
          </table:table-cell>
          <table:table-cell office:value-type="string" calcext:value-type="string">
            <text:p>{</text:p>
          </table:table-cell>
          <table:table-cell/>
          <table:table-cell table:style-name="ce6" table:formula="of:=&quot;    [&quot;&amp;[.A126]&amp;&quot;, &quot;&amp;[.B126]&amp;&quot;, &quot;&quot;&quot;&amp;[.C126]&amp;&quot;&quot;&quot;],&quot;" office:value-type="string" office:string-value="    [123, 123, &quot;{&quot;]," calcext:value-type="string">
            <text:p><text:s text:c="4"/>[123, 123, "{"],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7]" office:value-type="float" office:value="124" calcext:value-type="float">
            <text:p>124</text:p>
          </table:table-cell>
          <table:table-cell office:value-type="string" calcext:value-type="string">
            <text:p>|</text:p>
          </table:table-cell>
          <table:table-cell/>
          <table:table-cell table:style-name="ce6" table:formula="of:=&quot;    [&quot;&amp;[.A127]&amp;&quot;, &quot;&amp;[.B127]&amp;&quot;, &quot;&quot;&quot;&amp;[.C127]&amp;&quot;&quot;&quot;],&quot;" office:value-type="string" office:string-value="    [124, 124, &quot;|&quot;]," calcext:value-type="string">
            <text:p><text:s text:c="4"/>[124, 124, "|"],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8]" office:value-type="float" office:value="125" calcext:value-type="float">
            <text:p>125</text:p>
          </table:table-cell>
          <table:table-cell office:value-type="string" calcext:value-type="string">
            <text:p>}</text:p>
          </table:table-cell>
          <table:table-cell/>
          <table:table-cell table:style-name="ce6" table:formula="of:=&quot;    [&quot;&amp;[.A128]&amp;&quot;, &quot;&amp;[.B128]&amp;&quot;, &quot;&quot;&quot;&amp;[.C128]&amp;&quot;&quot;&quot;],&quot;" office:value-type="string" office:string-value="    [125, 125, &quot;}&quot;]," calcext:value-type="string">
            <text:p><text:s text:c="4"/>[125, 125, "}"],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9]" office:value-type="float" office:value="126" calcext:value-type="float">
            <text:p>126</text:p>
          </table:table-cell>
          <table:table-cell office:value-type="string" calcext:value-type="string">
            <text:p>~</text:p>
          </table:table-cell>
          <table:table-cell/>
          <table:table-cell table:style-name="ce6" table:formula="of:=&quot;    [&quot;&amp;[.A129]&amp;&quot;, &quot;&amp;[.B129]&amp;&quot;, &quot;&quot;&quot;&amp;[.C129]&amp;&quot;&quot;&quot;],&quot;" office:value-type="string" office:string-value="    [126, 126, &quot;~&quot;]," calcext:value-type="string">
            <text:p><text:s text:c="4"/>[126, 126, "~"],</text:p>
          </table:table-cell>
          <table:table-cell table:number-columns-repeated="5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6777223" calcext:value-type="float">
            <text:p>16777223</text:p>
          </table:table-cell>
          <table:table-cell table:style-name="ce3" office:value-type="string" calcext:value-type="string">
            <text:p>DEL</text:p>
          </table:table-cell>
          <table:table-cell table:style-name="ce3"/>
          <table:table-cell table:style-name="ce6" table:formula="of:=&quot;    [&quot;&amp;[.A130]&amp;&quot;, &quot;&amp;[.B130]&amp;&quot;, &quot;&quot;&quot;&amp;[.C130]&amp;&quot;&quot;&quot;],&quot;" office:value-type="string" office:string-value="    [127, 16777223, &quot;DEL&quot;]," calcext:value-type="string">
            <text:p><text:s text:c="4"/>[127, 16777223, "DEL"],</text:p>
          </table:table-cell>
          <table:table-cell table:number-columns-repeated="5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6777249" calcext:value-type="float">
            <text:p>16777249</text:p>
          </table:table-cell>
          <table:table-cell table:style-name="ce4" office:value-type="string" calcext:value-type="string">
            <text:p>LCtrl</text:p>
          </table:table-cell>
          <table:table-cell table:style-name="ce4"/>
          <table:table-cell table:style-name="ce6" table:formula="of:=&quot;    [&quot;&amp;[.A131]&amp;&quot;, &quot;&amp;[.B131]&amp;&quot;, &quot;&quot;&quot;&amp;[.C131]&amp;&quot;&quot;&quot;],&quot;" office:value-type="string" office:string-value="    [128, 16777249, &quot;LCtrl&quot;]," calcext:value-type="string">
            <text:p><text:s text:c="4"/>[128, 16777249, "LCtrl"],</text:p>
          </table:table-cell>
          <table:table-cell table:style-name="ce8" office:value-type="string" calcext:value-type="string">
            <text:p>Qt::Key doesn’t differentiate L and R for these keys</text:p>
          </table:table-cell>
          <table:table-cell table:number-columns-repeated="4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6777248" calcext:value-type="float">
            <text:p>16777248</text:p>
          </table:table-cell>
          <table:table-cell table:style-name="ce4" office:value-type="string" calcext:value-type="string">
            <text:p>LShift</text:p>
          </table:table-cell>
          <table:table-cell table:style-name="ce4"/>
          <table:table-cell table:style-name="ce6" table:formula="of:=&quot;    [&quot;&amp;[.A132]&amp;&quot;, &quot;&amp;[.B132]&amp;&quot;, &quot;&quot;&quot;&amp;[.C132]&amp;&quot;&quot;&quot;],&quot;" office:value-type="string" office:string-value="    [129, 16777248, &quot;LShift&quot;]," calcext:value-type="string">
            <text:p><text:s text:c="4"/>[129, 16777248, "LShift"],</text:p>
          </table:table-cell>
          <table:table-cell table:style-name="ce8" office:value-type="string" calcext:value-type="string">
            <text:p>Need to map with OSKB, which can output Arduino keycode direct</text:p>
          </table:table-cell>
          <table:table-cell table:number-columns-repeated="4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6777251" calcext:value-type="float">
            <text:p>16777251</text:p>
          </table:table-cell>
          <table:table-cell table:style-name="ce4" office:value-type="string" calcext:value-type="string">
            <text:p>LAlt</text:p>
          </table:table-cell>
          <table:table-cell table:style-name="ce4"/>
          <table:table-cell table:style-name="ce6" table:formula="of:=&quot;    [&quot;&amp;[.A133]&amp;&quot;, &quot;&amp;[.B133]&amp;&quot;, &quot;&quot;&quot;&amp;[.C133]&amp;&quot;&quot;&quot;],&quot;" office:value-type="string" office:string-value="    [130, 16777251, &quot;LAlt&quot;]," calcext:value-type="string">
            <text:p><text:s text:c="4"/>[130, 16777251, "LAlt"],</text:p>
          </table:table-cell>
          <table:table-cell table:style-name="ce8" office:value-type="string" calcext:value-type="string">
            <text:p>Default keypresses to Left versions</text:p>
          </table:table-cell>
          <table:table-cell table:number-columns-repeated="4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6777250" calcext:value-type="float">
            <text:p>16777250</text:p>
          </table:table-cell>
          <table:table-cell table:style-name="ce4" office:value-type="string" calcext:value-type="string">
            <text:p>LSuper</text:p>
          </table:table-cell>
          <table:table-cell table:style-name="ce4"/>
          <table:table-cell table:style-name="ce6" table:formula="of:=&quot;    [&quot;&amp;[.A134]&amp;&quot;, &quot;&amp;[.B134]&amp;&quot;, &quot;&quot;&quot;&amp;[.C134]&amp;&quot;&quot;&quot;],&quot;" office:value-type="string" office:string-value="    [131, 16777250, &quot;LSuper&quot;]," calcext:value-type="string">
            <text:p><text:s text:c="4"/>[131, 16777250, "LSuper"],</text:p>
          </table:table-cell>
          <table:table-cell table:number-columns-repeated="5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Ctrl</text:p>
          </table:table-cell>
          <table:table-cell table:style-name="ce4"/>
          <table:table-cell table:style-name="ce6" table:formula="of:=&quot;    [&quot;&amp;[.A135]&amp;&quot;, &quot;&amp;[.B135]&amp;&quot;, &quot;&quot;&quot;&amp;[.C135]&amp;&quot;&quot;&quot;],&quot;" office:value-type="string" office:string-value="    [132, 0, &quot;RCtrl&quot;]," calcext:value-type="string">
            <text:p><text:s text:c="4"/>[132, 0, "RCtrl"],</text:p>
          </table:table-cell>
          <table:table-cell table:number-columns-repeated="5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Shift</text:p>
          </table:table-cell>
          <table:table-cell table:style-name="ce4"/>
          <table:table-cell table:style-name="ce6" table:formula="of:=&quot;    [&quot;&amp;[.A136]&amp;&quot;, &quot;&amp;[.B136]&amp;&quot;, &quot;&quot;&quot;&amp;[.C136]&amp;&quot;&quot;&quot;],&quot;" office:value-type="string" office:string-value="    [133, 0, &quot;RShift&quot;]," calcext:value-type="string">
            <text:p><text:s text:c="4"/>[133, 0, "RShift"],</text:p>
          </table:table-cell>
          <table:table-cell table:number-columns-repeated="5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Alt</text:p>
          </table:table-cell>
          <table:table-cell table:style-name="ce4"/>
          <table:table-cell table:style-name="ce6" table:formula="of:=&quot;    [&quot;&amp;[.A137]&amp;&quot;, &quot;&amp;[.B137]&amp;&quot;, &quot;&quot;&quot;&amp;[.C137]&amp;&quot;&quot;&quot;],&quot;" office:value-type="string" office:string-value="    [134, 0, &quot;RAlt&quot;]," calcext:value-type="string">
            <text:p><text:s text:c="4"/>[134, 0, "RAlt"],</text:p>
          </table:table-cell>
          <table:table-cell table:number-columns-repeated="5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Super</text:p>
          </table:table-cell>
          <table:table-cell table:style-name="ce4"/>
          <table:table-cell table:style-name="ce6" table:formula="of:=&quot;    [&quot;&amp;[.A138]&amp;&quot;, &quot;&amp;[.B138]&amp;&quot;, &quot;&quot;&quot;&amp;[.C138]&amp;&quot;&quot;&quot;],&quot;" office:value-type="string" office:string-value="    [135, 0, &quot;RSuper&quot;]," calcext:value-type="string">
            <text:p><text:s text:c="4"/>[135, 0, "RSuper"],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777220" calcext:value-type="float">
            <text:p>16777220</text:p>
          </table:table-cell>
          <table:table-cell office:value-type="string" calcext:value-type="string">
            <text:p>Return</text:p>
          </table:table-cell>
          <table:table-cell/>
          <table:table-cell table:style-name="ce6" table:formula="of:=&quot;    [&quot;&amp;[.A139]&amp;&quot;, &quot;&amp;[.B139]&amp;&quot;, &quot;&quot;&quot;&amp;[.C139]&amp;&quot;&quot;&quot;],&quot;" office:value-type="string" office:string-value="    [176, 16777220, &quot;Return&quot;]," calcext:value-type="string">
            <text:p><text:s text:c="4"/>[176, 16777220, "Return"],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Esc</text:p>
          </table:table-cell>
          <table:table-cell/>
          <table:table-cell table:style-name="ce6" table:formula="of:=&quot;    [&quot;&amp;[.A140]&amp;&quot;, &quot;&amp;[.B140]&amp;&quot;, &quot;&quot;&quot;&amp;[.C140]&amp;&quot;&quot;&quot;],&quot;" office:value-type="string" office:string-value="    [177, 16777216, &quot;Esc&quot;]," calcext:value-type="string">
            <text:p><text:s text:c="4"/>[177, 16777216, "Esc"],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777219" calcext:value-type="float">
            <text:p>16777219</text:p>
          </table:table-cell>
          <table:table-cell office:value-type="string" calcext:value-type="string">
            <text:p>Backspace</text:p>
          </table:table-cell>
          <table:table-cell/>
          <table:table-cell table:style-name="ce6" table:formula="of:=&quot;    [&quot;&amp;[.A141]&amp;&quot;, &quot;&amp;[.B141]&amp;&quot;, &quot;&quot;&quot;&amp;[.C141]&amp;&quot;&quot;&quot;],&quot;" office:value-type="string" office:string-value="    [178, 16777219, &quot;Backspace&quot;]," calcext:value-type="string">
            <text:p><text:s text:c="4"/>[178, 16777219, "Backspace"],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777217" calcext:value-type="float">
            <text:p>16777217</text:p>
          </table:table-cell>
          <table:table-cell office:value-type="string" calcext:value-type="string">
            <text:p>Tab</text:p>
          </table:table-cell>
          <table:table-cell/>
          <table:table-cell table:style-name="ce6" table:formula="of:=&quot;    [&quot;&amp;[.A142]&amp;&quot;, &quot;&amp;[.B142]&amp;&quot;, &quot;&quot;&quot;&amp;[.C142]&amp;&quot;&quot;&quot;],&quot;" office:value-type="string" office:string-value="    [179, 16777217, &quot;Tab&quot;]," calcext:value-type="string">
            <text:p><text:s text:c="4"/>[179, 16777217, "Tab"],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777252" calcext:value-type="float">
            <text:p>16777252</text:p>
          </table:table-cell>
          <table:table-cell office:value-type="string" calcext:value-type="string">
            <text:p>CapsLock</text:p>
          </table:table-cell>
          <table:table-cell/>
          <table:table-cell table:style-name="ce6" table:formula="of:=&quot;    [&quot;&amp;[.A143]&amp;&quot;, &quot;&amp;[.B143]&amp;&quot;, &quot;&quot;&quot;&amp;[.C143]&amp;&quot;&quot;&quot;],&quot;" office:value-type="string" office:string-value="    [193, 16777252, &quot;CapsLock&quot;]," calcext:value-type="string">
            <text:p><text:s text:c="4"/>[193, 16777252, "CapsLock"],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6777264" calcext:value-type="float">
            <text:p>16777264</text:p>
          </table:table-cell>
          <table:table-cell office:value-type="string" calcext:value-type="string">
            <text:p>F1</text:p>
          </table:table-cell>
          <table:table-cell/>
          <table:table-cell table:style-name="ce6" table:formula="of:=&quot;    [&quot;&amp;[.A144]&amp;&quot;, &quot;&amp;[.B144]&amp;&quot;, &quot;&quot;&quot;&amp;[.C144]&amp;&quot;&quot;&quot;],&quot;" office:value-type="string" office:string-value="    [194, 16777264, &quot;F1&quot;]," calcext:value-type="string">
            <text:p><text:s text:c="4"/>[194, 16777264, "F1"],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777265" calcext:value-type="float">
            <text:p>16777265</text:p>
          </table:table-cell>
          <table:table-cell office:value-type="string" calcext:value-type="string">
            <text:p>F2</text:p>
          </table:table-cell>
          <table:table-cell/>
          <table:table-cell table:style-name="ce6" table:formula="of:=&quot;    [&quot;&amp;[.A145]&amp;&quot;, &quot;&amp;[.B145]&amp;&quot;, &quot;&quot;&quot;&amp;[.C145]&amp;&quot;&quot;&quot;],&quot;" office:value-type="string" office:string-value="    [195, 16777265, &quot;F2&quot;]," calcext:value-type="string">
            <text:p><text:s text:c="4"/>[195, 16777265, "F2"],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6777266" calcext:value-type="float">
            <text:p>16777266</text:p>
          </table:table-cell>
          <table:table-cell office:value-type="string" calcext:value-type="string">
            <text:p>F3</text:p>
          </table:table-cell>
          <table:table-cell/>
          <table:table-cell table:style-name="ce6" table:formula="of:=&quot;    [&quot;&amp;[.A146]&amp;&quot;, &quot;&amp;[.B146]&amp;&quot;, &quot;&quot;&quot;&amp;[.C146]&amp;&quot;&quot;&quot;],&quot;" office:value-type="string" office:string-value="    [196, 16777266, &quot;F3&quot;]," calcext:value-type="string">
            <text:p><text:s text:c="4"/>[196, 16777266, "F3"],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777267" calcext:value-type="float">
            <text:p>16777267</text:p>
          </table:table-cell>
          <table:table-cell office:value-type="string" calcext:value-type="string">
            <text:p>F4</text:p>
          </table:table-cell>
          <table:table-cell/>
          <table:table-cell table:style-name="ce6" table:formula="of:=&quot;    [&quot;&amp;[.A147]&amp;&quot;, &quot;&amp;[.B147]&amp;&quot;, &quot;&quot;&quot;&amp;[.C147]&amp;&quot;&quot;&quot;],&quot;" office:value-type="string" office:string-value="    [197, 16777267, &quot;F4&quot;]," calcext:value-type="string">
            <text:p><text:s text:c="4"/>[197, 16777267, "F4"],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777268" calcext:value-type="float">
            <text:p>16777268</text:p>
          </table:table-cell>
          <table:table-cell office:value-type="string" calcext:value-type="string">
            <text:p>F5</text:p>
          </table:table-cell>
          <table:table-cell/>
          <table:table-cell table:style-name="ce6" table:formula="of:=&quot;    [&quot;&amp;[.A148]&amp;&quot;, &quot;&amp;[.B148]&amp;&quot;, &quot;&quot;&quot;&amp;[.C148]&amp;&quot;&quot;&quot;],&quot;" office:value-type="string" office:string-value="    [198, 16777268, &quot;F5&quot;]," calcext:value-type="string">
            <text:p><text:s text:c="4"/>[198, 16777268, "F5"],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777269" calcext:value-type="float">
            <text:p>16777269</text:p>
          </table:table-cell>
          <table:table-cell office:value-type="string" calcext:value-type="string">
            <text:p>F6</text:p>
          </table:table-cell>
          <table:table-cell/>
          <table:table-cell table:style-name="ce6" table:formula="of:=&quot;    [&quot;&amp;[.A149]&amp;&quot;, &quot;&amp;[.B149]&amp;&quot;, &quot;&quot;&quot;&amp;[.C149]&amp;&quot;&quot;&quot;],&quot;" office:value-type="string" office:string-value="    [199, 16777269, &quot;F6&quot;]," calcext:value-type="string">
            <text:p><text:s text:c="4"/>[199, 16777269, "F6"],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777270" calcext:value-type="float">
            <text:p>16777270</text:p>
          </table:table-cell>
          <table:table-cell office:value-type="string" calcext:value-type="string">
            <text:p>F7</text:p>
          </table:table-cell>
          <table:table-cell/>
          <table:table-cell table:style-name="ce6" table:formula="of:=&quot;    [&quot;&amp;[.A150]&amp;&quot;, &quot;&amp;[.B150]&amp;&quot;, &quot;&quot;&quot;&amp;[.C150]&amp;&quot;&quot;&quot;],&quot;" office:value-type="string" office:string-value="    [200, 16777270, &quot;F7&quot;]," calcext:value-type="string">
            <text:p><text:s text:c="4"/>[200, 16777270, "F7"],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777271" calcext:value-type="float">
            <text:p>16777271</text:p>
          </table:table-cell>
          <table:table-cell office:value-type="string" calcext:value-type="string">
            <text:p>F8</text:p>
          </table:table-cell>
          <table:table-cell/>
          <table:table-cell table:style-name="ce6" table:formula="of:=&quot;    [&quot;&amp;[.A151]&amp;&quot;, &quot;&amp;[.B151]&amp;&quot;, &quot;&quot;&quot;&amp;[.C151]&amp;&quot;&quot;&quot;],&quot;" office:value-type="string" office:string-value="    [201, 16777271, &quot;F8&quot;]," calcext:value-type="string">
            <text:p><text:s text:c="4"/>[201, 16777271, "F8"],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777272" calcext:value-type="float">
            <text:p>16777272</text:p>
          </table:table-cell>
          <table:table-cell office:value-type="string" calcext:value-type="string">
            <text:p>F9</text:p>
          </table:table-cell>
          <table:table-cell/>
          <table:table-cell table:style-name="ce6" table:formula="of:=&quot;    [&quot;&amp;[.A152]&amp;&quot;, &quot;&amp;[.B152]&amp;&quot;, &quot;&quot;&quot;&amp;[.C152]&amp;&quot;&quot;&quot;],&quot;" office:value-type="string" office:string-value="    [202, 16777272, &quot;F9&quot;]," calcext:value-type="string">
            <text:p><text:s text:c="4"/>[202, 16777272, "F9"],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777273" calcext:value-type="float">
            <text:p>16777273</text:p>
          </table:table-cell>
          <table:table-cell office:value-type="string" calcext:value-type="string">
            <text:p>F10</text:p>
          </table:table-cell>
          <table:table-cell/>
          <table:table-cell table:style-name="ce6" table:formula="of:=&quot;    [&quot;&amp;[.A153]&amp;&quot;, &quot;&amp;[.B153]&amp;&quot;, &quot;&quot;&quot;&amp;[.C153]&amp;&quot;&quot;&quot;],&quot;" office:value-type="string" office:string-value="    [203, 16777273, &quot;F10&quot;]," calcext:value-type="string">
            <text:p><text:s text:c="4"/>[203, 16777273, "F10"],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6777274" calcext:value-type="float">
            <text:p>16777274</text:p>
          </table:table-cell>
          <table:table-cell office:value-type="string" calcext:value-type="string">
            <text:p>F11</text:p>
          </table:table-cell>
          <table:table-cell/>
          <table:table-cell table:style-name="ce6" table:formula="of:=&quot;    [&quot;&amp;[.A154]&amp;&quot;, &quot;&amp;[.B154]&amp;&quot;, &quot;&quot;&quot;&amp;[.C154]&amp;&quot;&quot;&quot;],&quot;" office:value-type="string" office:string-value="    [204, 16777274, &quot;F11&quot;]," calcext:value-type="string">
            <text:p><text:s text:c="4"/>[204, 16777274, "F11"],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777275" calcext:value-type="float">
            <text:p>16777275</text:p>
          </table:table-cell>
          <table:table-cell office:value-type="string" calcext:value-type="string">
            <text:p>F12</text:p>
          </table:table-cell>
          <table:table-cell/>
          <table:table-cell table:style-name="ce6" table:formula="of:=&quot;    [&quot;&amp;[.A155]&amp;&quot;, &quot;&amp;[.B155]&amp;&quot;, &quot;&quot;&quot;&amp;[.C155]&amp;&quot;&quot;&quot;],&quot;" office:value-type="string" office:string-value="    [205, 16777275, &quot;F12&quot;]," calcext:value-type="string">
            <text:p><text:s text:c="4"/>[205, 16777275, "F12"],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777222" calcext:value-type="float">
            <text:p>16777222</text:p>
          </table:table-cell>
          <table:table-cell office:value-type="string" calcext:value-type="string">
            <text:p>Insert</text:p>
          </table:table-cell>
          <table:table-cell/>
          <table:table-cell table:style-name="ce6" table:formula="of:=&quot;    [&quot;&amp;[.A156]&amp;&quot;, &quot;&amp;[.B156]&amp;&quot;, &quot;&quot;&quot;&amp;[.C156]&amp;&quot;&quot;&quot;],&quot;" office:value-type="string" office:string-value="    [209, 16777222, &quot;Insert&quot;]," calcext:value-type="string">
            <text:p><text:s text:c="4"/>[209, 16777222, "Insert"],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777232" calcext:value-type="float">
            <text:p>16777232</text:p>
          </table:table-cell>
          <table:table-cell office:value-type="string" calcext:value-type="string">
            <text:p>Home</text:p>
          </table:table-cell>
          <table:table-cell/>
          <table:table-cell table:style-name="ce6" table:formula="of:=&quot;    [&quot;&amp;[.A157]&amp;&quot;, &quot;&amp;[.B157]&amp;&quot;, &quot;&quot;&quot;&amp;[.C157]&amp;&quot;&quot;&quot;],&quot;" office:value-type="string" office:string-value="    [210, 16777232, &quot;Home&quot;]," calcext:value-type="string">
            <text:p><text:s text:c="4"/>[210, 16777232, "Home"],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777238" calcext:value-type="float">
            <text:p>16777238</text:p>
          </table:table-cell>
          <table:table-cell office:value-type="string" calcext:value-type="string">
            <text:p>PgUp</text:p>
          </table:table-cell>
          <table:table-cell/>
          <table:table-cell table:style-name="ce6" table:formula="of:=&quot;    [&quot;&amp;[.A158]&amp;&quot;, &quot;&amp;[.B158]&amp;&quot;, &quot;&quot;&quot;&amp;[.C158]&amp;&quot;&quot;&quot;],&quot;" office:value-type="string" office:string-value="    [211, 16777238, &quot;PgUp&quot;]," calcext:value-type="string">
            <text:p><text:s text:c="4"/>[211, 16777238, "PgUp"],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777223" calcext:value-type="float">
            <text:p>16777223</text:p>
          </table:table-cell>
          <table:table-cell office:value-type="string" calcext:value-type="string">
            <text:p>Delete</text:p>
          </table:table-cell>
          <table:table-cell/>
          <table:table-cell table:style-name="ce6" table:formula="of:=&quot;    [&quot;&amp;[.A159]&amp;&quot;, &quot;&amp;[.B159]&amp;&quot;, &quot;&quot;&quot;&amp;[.C159]&amp;&quot;&quot;&quot;],&quot;" office:value-type="string" office:string-value="    [212, 16777223, &quot;Delete&quot;]," calcext:value-type="string">
            <text:p><text:s text:c="4"/>[212, 16777223, "Delete"],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777233" calcext:value-type="float">
            <text:p>16777233</text:p>
          </table:table-cell>
          <table:table-cell office:value-type="string" calcext:value-type="string">
            <text:p>End</text:p>
          </table:table-cell>
          <table:table-cell/>
          <table:table-cell table:style-name="ce6" table:formula="of:=&quot;    [&quot;&amp;[.A160]&amp;&quot;, &quot;&amp;[.B160]&amp;&quot;, &quot;&quot;&quot;&amp;[.C160]&amp;&quot;&quot;&quot;],&quot;" office:value-type="string" office:string-value="    [213, 16777233, &quot;End&quot;]," calcext:value-type="string">
            <text:p><text:s text:c="4"/>[213, 16777233, "End"],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6777239" calcext:value-type="float">
            <text:p>16777239</text:p>
          </table:table-cell>
          <table:table-cell office:value-type="string" calcext:value-type="string">
            <text:p>PgDn</text:p>
          </table:table-cell>
          <table:table-cell/>
          <table:table-cell table:style-name="ce6" table:formula="of:=&quot;    [&quot;&amp;[.A161]&amp;&quot;, &quot;&amp;[.B161]&amp;&quot;, &quot;&quot;&quot;&amp;[.C161]&amp;&quot;&quot;&quot;],&quot;" office:value-type="string" office:string-value="    [214, 16777239, &quot;PgDn&quot;]," calcext:value-type="string">
            <text:p><text:s text:c="4"/>[214, 16777239, "PgDn"],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777236" calcext:value-type="float">
            <text:p>16777236</text:p>
          </table:table-cell>
          <table:table-cell office:value-type="string" calcext:value-type="string">
            <text:p>Right</text:p>
          </table:table-cell>
          <table:table-cell/>
          <table:table-cell table:style-name="ce6" table:formula="of:=&quot;    [&quot;&amp;[.A162]&amp;&quot;, &quot;&amp;[.B162]&amp;&quot;, &quot;&quot;&quot;&amp;[.C162]&amp;&quot;&quot;&quot;],&quot;" office:value-type="string" office:string-value="    [215, 16777236, &quot;Right&quot;]," calcext:value-type="string">
            <text:p><text:s text:c="4"/>[215, 16777236, "Right"],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6777234" calcext:value-type="float">
            <text:p>16777234</text:p>
          </table:table-cell>
          <table:table-cell office:value-type="string" calcext:value-type="string">
            <text:p>Left</text:p>
          </table:table-cell>
          <table:table-cell/>
          <table:table-cell table:style-name="ce6" table:formula="of:=&quot;    [&quot;&amp;[.A163]&amp;&quot;, &quot;&amp;[.B163]&amp;&quot;, &quot;&quot;&quot;&amp;[.C163]&amp;&quot;&quot;&quot;],&quot;" office:value-type="string" office:string-value="    [216, 16777234, &quot;Left&quot;]," calcext:value-type="string">
            <text:p><text:s text:c="4"/>[216, 16777234, "Left"],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777237" calcext:value-type="float">
            <text:p>16777237</text:p>
          </table:table-cell>
          <table:table-cell office:value-type="string" calcext:value-type="string">
            <text:p>Down</text:p>
          </table:table-cell>
          <table:table-cell/>
          <table:table-cell table:style-name="ce6" table:formula="of:=&quot;    [&quot;&amp;[.A164]&amp;&quot;, &quot;&amp;[.B164]&amp;&quot;, &quot;&quot;&quot;&amp;[.C164]&amp;&quot;&quot;&quot;],&quot;" office:value-type="string" office:string-value="    [217, 16777237, &quot;Down&quot;]," calcext:value-type="string">
            <text:p><text:s text:c="4"/>[217, 16777237, "Down"],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6777235" calcext:value-type="float">
            <text:p>16777235</text:p>
          </table:table-cell>
          <table:table-cell office:value-type="string" calcext:value-type="string">
            <text:p>Up</text:p>
          </table:table-cell>
          <table:table-cell/>
          <table:table-cell table:style-name="ce6" table:formula="of:=&quot;    [&quot;&amp;[.A165]&amp;&quot;, &quot;&amp;[.B165]&amp;&quot;, &quot;&quot;&quot;&amp;[.C165]&amp;&quot;&quot;&quot;],&quot;" office:value-type="string" office:string-value="    [218, 16777235, &quot;Up&quot;]," calcext:value-type="string">
            <text:p><text:s text:c="4"/>[218, 16777235, "Up"],</text:p>
          </table:table-cell>
          <table:table-cell table:number-columns-repeated="5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6777276" calcext:value-type="float">
            <text:p>16777276</text:p>
          </table:table-cell>
          <table:table-cell table:style-name="ce5" office:value-type="string" calcext:value-type="string">
            <text:p>F13</text:p>
          </table:table-cell>
          <table:table-cell table:style-name="ce5"/>
          <table:table-cell table:style-name="ce6" table:formula="of:=&quot;    [&quot;&amp;[.A166]&amp;&quot;, &quot;&amp;[.B166]&amp;&quot;, &quot;&quot;&quot;&amp;[.C166]&amp;&quot;&quot;&quot;],&quot;" office:value-type="string" office:string-value="    [240, 16777276, &quot;F13&quot;]," calcext:value-type="string">
            <text:p><text:s text:c="4"/>[240, 16777276, "F13"],</text:p>
          </table:table-cell>
          <table:table-cell table:style-name="ce9" office:value-type="string" calcext:value-type="string">
            <text:p>No Kb keys to use, need to use OSKB</text:p>
          </table:table-cell>
          <table:table-cell table:number-columns-repeated="4"/>
        </table:table-row>
        <table:table-row table:style-name="ro1"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16777277" calcext:value-type="float">
            <text:p>16777277</text:p>
          </table:table-cell>
          <table:table-cell table:style-name="ce5" office:value-type="string" calcext:value-type="string">
            <text:p>F14</text:p>
          </table:table-cell>
          <table:table-cell table:style-name="ce5"/>
          <table:table-cell table:style-name="ce6" table:formula="of:=&quot;    [&quot;&amp;[.A167]&amp;&quot;, &quot;&amp;[.B167]&amp;&quot;, &quot;&quot;&quot;&amp;[.C167]&amp;&quot;&quot;&quot;],&quot;" office:value-type="string" office:string-value="    [241, 16777277, &quot;F14&quot;]," calcext:value-type="string">
            <text:p><text:s text:c="4"/>[241, 16777277, "F14"],</text:p>
          </table:table-cell>
          <table:table-cell table:number-columns-repeated="5"/>
        </table:table-row>
        <table:table-row table:style-name="ro1"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16777278" calcext:value-type="float">
            <text:p>16777278</text:p>
          </table:table-cell>
          <table:table-cell table:style-name="ce5" office:value-type="string" calcext:value-type="string">
            <text:p>F15</text:p>
          </table:table-cell>
          <table:table-cell table:style-name="ce5"/>
          <table:table-cell table:style-name="ce6" table:formula="of:=&quot;    [&quot;&amp;[.A168]&amp;&quot;, &quot;&amp;[.B168]&amp;&quot;, &quot;&quot;&quot;&amp;[.C168]&amp;&quot;&quot;&quot;],&quot;" office:value-type="string" office:string-value="    [242, 16777278, &quot;F15&quot;]," calcext:value-type="string">
            <text:p><text:s text:c="4"/>[242, 16777278, "F15"],</text:p>
          </table:table-cell>
          <table:table-cell table:number-columns-repeated="5"/>
        </table:table-row>
        <table:table-row table:style-name="ro1"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16777279" calcext:value-type="float">
            <text:p>16777279</text:p>
          </table:table-cell>
          <table:table-cell table:style-name="ce5" office:value-type="string" calcext:value-type="string">
            <text:p>F16</text:p>
          </table:table-cell>
          <table:table-cell table:style-name="ce5"/>
          <table:table-cell table:style-name="ce6" table:formula="of:=&quot;    [&quot;&amp;[.A169]&amp;&quot;, &quot;&amp;[.B169]&amp;&quot;, &quot;&quot;&quot;&amp;[.C169]&amp;&quot;&quot;&quot;],&quot;" office:value-type="string" office:string-value="    [243, 16777279, &quot;F16&quot;]," calcext:value-type="string">
            <text:p><text:s text:c="4"/>[243, 16777279, "F16"],</text:p>
          </table:table-cell>
          <table:table-cell table:number-columns-repeated="5"/>
        </table:table-row>
        <table:table-row table:style-name="ro1"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16777280" calcext:value-type="float">
            <text:p>16777280</text:p>
          </table:table-cell>
          <table:table-cell table:style-name="ce5" office:value-type="string" calcext:value-type="string">
            <text:p>F17</text:p>
          </table:table-cell>
          <table:table-cell table:style-name="ce5"/>
          <table:table-cell table:style-name="ce6" table:formula="of:=&quot;    [&quot;&amp;[.A170]&amp;&quot;, &quot;&amp;[.B170]&amp;&quot;, &quot;&quot;&quot;&amp;[.C170]&amp;&quot;&quot;&quot;],&quot;" office:value-type="string" office:string-value="    [244, 16777280, &quot;F17&quot;]," calcext:value-type="string">
            <text:p><text:s text:c="4"/>[244, 16777280, "F17"],</text:p>
          </table:table-cell>
          <table:table-cell table:number-columns-repeated="5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16777281" calcext:value-type="float">
            <text:p>16777281</text:p>
          </table:table-cell>
          <table:table-cell table:style-name="ce5" office:value-type="string" calcext:value-type="string">
            <text:p>F18</text:p>
          </table:table-cell>
          <table:table-cell table:style-name="ce5"/>
          <table:table-cell table:style-name="ce6" table:formula="of:=&quot;    [&quot;&amp;[.A171]&amp;&quot;, &quot;&amp;[.B171]&amp;&quot;, &quot;&quot;&quot;&amp;[.C171]&amp;&quot;&quot;&quot;],&quot;" office:value-type="string" office:string-value="    [245, 16777281, &quot;F18&quot;]," calcext:value-type="string">
            <text:p><text:s text:c="4"/>[245, 16777281, "F18"],</text:p>
          </table:table-cell>
          <table:table-cell table:number-columns-repeated="5"/>
        </table:table-row>
        <table:table-row table:style-name="ro1"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16777282" calcext:value-type="float">
            <text:p>16777282</text:p>
          </table:table-cell>
          <table:table-cell table:style-name="ce5" office:value-type="string" calcext:value-type="string">
            <text:p>F19</text:p>
          </table:table-cell>
          <table:table-cell table:style-name="ce5"/>
          <table:table-cell table:style-name="ce6" table:formula="of:=&quot;    [&quot;&amp;[.A172]&amp;&quot;, &quot;&amp;[.B172]&amp;&quot;, &quot;&quot;&quot;&amp;[.C172]&amp;&quot;&quot;&quot;],&quot;" office:value-type="string" office:string-value="    [246, 16777282, &quot;F19&quot;]," calcext:value-type="string">
            <text:p><text:s text:c="4"/>[246, 16777282, "F19"],</text:p>
          </table:table-cell>
          <table:table-cell table:number-columns-repeated="5"/>
        </table:table-row>
        <table:table-row table:style-name="ro1"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16777283" calcext:value-type="float">
            <text:p>16777283</text:p>
          </table:table-cell>
          <table:table-cell table:style-name="ce5" office:value-type="string" calcext:value-type="string">
            <text:p>F20</text:p>
          </table:table-cell>
          <table:table-cell table:style-name="ce5"/>
          <table:table-cell table:style-name="ce6" table:formula="of:=&quot;    [&quot;&amp;[.A173]&amp;&quot;, &quot;&amp;[.B173]&amp;&quot;, &quot;&quot;&quot;&amp;[.C173]&amp;&quot;&quot;&quot;],&quot;" office:value-type="string" office:string-value="    [247, 16777283, &quot;F20&quot;]," calcext:value-type="string">
            <text:p><text:s text:c="4"/>[247, 16777283, "F20"],</text:p>
          </table:table-cell>
          <table:table-cell table:number-columns-repeated="5"/>
        </table:table-row>
        <table:table-row table:style-name="ro1"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16777284" calcext:value-type="float">
            <text:p>16777284</text:p>
          </table:table-cell>
          <table:table-cell table:style-name="ce5" office:value-type="string" calcext:value-type="string">
            <text:p>F21</text:p>
          </table:table-cell>
          <table:table-cell table:style-name="ce5"/>
          <table:table-cell table:style-name="ce6" table:formula="of:=&quot;    [&quot;&amp;[.A174]&amp;&quot;, &quot;&amp;[.B174]&amp;&quot;, &quot;&quot;&quot;&amp;[.C174]&amp;&quot;&quot;&quot;],&quot;" office:value-type="string" office:string-value="    [248, 16777284, &quot;F21&quot;]," calcext:value-type="string">
            <text:p><text:s text:c="4"/>[248, 16777284, "F21"],</text:p>
          </table:table-cell>
          <table:table-cell table:number-columns-repeated="5"/>
        </table:table-row>
        <table:table-row table:style-name="ro1">
          <table:table-cell table:style-name="ce5" office:value-type="float" office:value="249" calcext:value-type="float">
            <text:p>249</text:p>
          </table:table-cell>
          <table:table-cell table:style-name="ce5" office:value-type="float" office:value="16777285" calcext:value-type="float">
            <text:p>16777285</text:p>
          </table:table-cell>
          <table:table-cell table:style-name="ce5" office:value-type="string" calcext:value-type="string">
            <text:p>F22</text:p>
          </table:table-cell>
          <table:table-cell table:style-name="ce5"/>
          <table:table-cell table:style-name="ce6" table:formula="of:=&quot;    [&quot;&amp;[.A175]&amp;&quot;, &quot;&amp;[.B175]&amp;&quot;, &quot;&quot;&quot;&amp;[.C175]&amp;&quot;&quot;&quot;],&quot;" office:value-type="string" office:string-value="    [249, 16777285, &quot;F22&quot;]," calcext:value-type="string">
            <text:p><text:s text:c="4"/>[249, 16777285, "F22"],</text:p>
          </table:table-cell>
          <table:table-cell table:number-columns-repeated="5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16777286" calcext:value-type="float">
            <text:p>16777286</text:p>
          </table:table-cell>
          <table:table-cell table:style-name="ce5" office:value-type="string" calcext:value-type="string">
            <text:p>F23</text:p>
          </table:table-cell>
          <table:table-cell table:style-name="ce5"/>
          <table:table-cell table:style-name="ce6" table:formula="of:=&quot;    [&quot;&amp;[.A176]&amp;&quot;, &quot;&amp;[.B176]&amp;&quot;, &quot;&quot;&quot;&amp;[.C176]&amp;&quot;&quot;&quot;],&quot;" office:value-type="string" office:string-value="    [250, 16777286, &quot;F23&quot;]," calcext:value-type="string">
            <text:p><text:s text:c="4"/>[250, 16777286, "F23"],</text:p>
          </table:table-cell>
          <table:table-cell table:number-columns-repeated="5"/>
        </table:table-row>
        <table:table-row table:style-name="ro1"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16777287" calcext:value-type="float">
            <text:p>16777287</text:p>
          </table:table-cell>
          <table:table-cell table:style-name="ce5" office:value-type="string" calcext:value-type="string">
            <text:p>F24</text:p>
          </table:table-cell>
          <table:table-cell table:style-name="ce5"/>
          <table:table-cell table:style-name="ce6" table:formula="of:=&quot;    [&quot;&amp;[.A177]&amp;&quot;, &quot;&amp;[.B177]&amp;&quot;, &quot;&quot;&quot;&amp;[.C177]&amp;&quot;&quot;&quot;]&quot;" office:value-type="string" office:string-value="    [251, 16777287, &quot;F24&quot;]" calcext:value-type="string">
            <text:p><text:s text:c="4"/>[251, 16777287, "F24"]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]</text:p>
          </table:table-cell>
          <table:table-cell table:number-columns-repeated="5"/>
        </table:table-row>
        <table:table-row table:style-name="ro1" table:number-rows-repeated="104839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ASCII.A131:ASCII.E1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00-00-00</text:date>, <text:time style:data-style-name="N2" text:time-value="11:46:25.102061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07:02:17.561258640</meta:creation-date>
    <dc:date>2022-01-21T12:11:57.348529161</dc:date>
    <meta:editing-duration>PT6H1M23S</meta:editing-duration>
    <meta:editing-cycles>11</meta:editing-cycles>
    <meta:generator>LibreOffice/6.4.7.2$Linux_X86_64 LibreOffice_project/40$Build-2</meta:generator>
    <meta:document-statistic meta:table-count="1" meta:cell-count="713" meta:object-count="0"/>
  </office:meta>
</office:document-meta>
</file>